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4.4484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5.2543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0.42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-Playa-Naranjo-a-Volcan-Orosi-aerea-1988.jpg</text:p>
          </table:table-cell>
          <table:table-cell office:value-type="string" calcext:value-type="string">
            <text:p>Playa Naranjo a Volcán Orosí aérea</text:p>
          </table:table-cell>
          <table:table-cell office:value-type="string" calcext:value-type="string">
            <text:p>(Izquierda) Volcán Cacao (derecha) Cerro el Hacha (Izquierda)Argelia Centro Abajo</text:p>
          </table:table-cell>
          <table:table-cell office:value-type="float" office:value="10.7715069654" calcext:value-type="float">
            <text:p>10,771507</text:p>
          </table:table-cell>
          <table:table-cell office:value-type="float" office:value="-85.6607866287" calcext:value-type="float">
            <text:p>-85,66078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];&quot; &quot;;[.F1];&quot;)&quot;)" office:value-type="string" office:string-value="Point(10,7715069654 -85,6607866287)" calcext:value-type="string">
            <text:p>Point(10,7715069654 -85,660786628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2-Carbonal-1988.jpg</text:p>
          </table:table-cell>
          <table:table-cell office:value-type="string" calcext:value-type="string">
            <text:p>Carbonal</text:p>
          </table:table-cell>
          <table:table-cell office:value-type="string" calcext:value-type="string">
            <text:p>(parte mas sur del sector Santa Rosa)</text:p>
          </table:table-cell>
          <table:table-cell office:value-type="float" office:value="10.7591119088" calcext:value-type="float">
            <text:p>10,759112</text:p>
          </table:table-cell>
          <table:table-cell office:value-type="float" office:value="-85.6585121155" calcext:value-type="float">
            <text:p>-85,65851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];&quot; &quot;;[.F2];&quot;)&quot;)" office:value-type="string" office:string-value="Point(10,7591119088 -85,6585121155)" calcext:value-type="string">
            <text:p>Point(10,7591119088 -85,658512115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3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Oeste, Sector Santa Rosa</text:p>
          </table:table-cell>
          <table:table-cell office:value-type="float" office:value="10.8067499833" calcext:value-type="float">
            <text:p>10,806750</text:p>
          </table:table-cell>
          <table:table-cell office:value-type="float" office:value="-85.6481480598" calcext:value-type="float">
            <text:p>-85,64814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];&quot; &quot;;[.F3];&quot;)&quot;)" office:value-type="string" office:string-value="Point(10,8067499833 -85,6481480598)" calcext:value-type="string">
            <text:p>Point(10,8067499833 -85,648148059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4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Oeste, Sector Santa Rosa</text:p>
          </table:table-cell>
          <table:table-cell office:value-type="float" office:value="10.8048951906" calcext:value-type="float">
            <text:p>10,804895</text:p>
          </table:table-cell>
          <table:table-cell office:value-type="float" office:value="-85.6473755836" calcext:value-type="float">
            <text:p>-85,64737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];&quot; &quot;;[.F4];&quot;)&quot;)" office:value-type="string" office:string-value="Point(10,8048951906 -85,6473755836)" calcext:value-type="string">
            <text:p>Point(10,8048951906 -85,6473755836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5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Este, Sector Santa Rosa, Quebrada Costa Rica en Centro</text:p>
          </table:table-cell>
          <table:table-cell office:value-type="float" office:value="10.8283743329" calcext:value-type="float">
            <text:p>10,828374</text:p>
          </table:table-cell>
          <table:table-cell office:value-type="float" office:value="-85.6363892555" calcext:value-type="float">
            <text:p>-85,63638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];&quot; &quot;;[.F5];&quot;)&quot;)" office:value-type="string" office:string-value="Point(10,8283743329 -85,6363892555)" calcext:value-type="string">
            <text:p>Point(10,8283743329 -85,6363892555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6-Rio-Calera-1988.jpg</text:p>
          </table:table-cell>
          <table:table-cell office:value-type="string" calcext:value-type="string">
            <text:p>Río Calera</text:p>
          </table:table-cell>
          <table:table-cell office:value-type="string" calcext:value-type="string">
            <text:p>Camino a playa Naranjo arriba. Sector Santa Rosa</text:p>
          </table:table-cell>
          <table:table-cell office:value-type="float" office:value="10.8370573559" calcext:value-type="float">
            <text:p>10,837057</text:p>
          </table:table-cell>
          <table:table-cell office:value-type="float" office:value="-85.642772913" calcext:value-type="float">
            <text:p>-85,64277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];&quot; &quot;;[.F6];&quot;)&quot;)" office:value-type="string" office:string-value="Point(10,8370573559 -85,642772913)" calcext:value-type="string">
            <text:p>Point(10,8370573559 -85,642772913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7-Area-Administrativa-Santa-Rosa-1988.jpg</text:p>
          </table:table-cell>
          <table:table-cell office:value-type="string" calcext:value-type="string">
            <text:p>Área Administrativa Santa Rosa</text:p>
          </table:table-cell>
          <table:table-cell office:value-type="string" calcext:value-type="string">
            <text:p>Corral de piedra sector Santa Rosa</text:p>
          </table:table-cell>
          <table:table-cell office:value-type="float" office:value="10.8392702219" calcext:value-type="float">
            <text:p>10,839270</text:p>
          </table:table-cell>
          <table:table-cell office:value-type="float" office:value="-85.617788136" calcext:value-type="float">
            <text:p>-85,61778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];&quot; &quot;;[.F7];&quot;)&quot;)" office:value-type="string" office:string-value="Point(10,8392702219 -85,617788136)" calcext:value-type="string">
            <text:p>Point(10,8392702219 -85,617788136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8-Area-Administrativa-Bosque-San-Emilio-1988.jpg</text:p>
          </table:table-cell>
          <table:table-cell office:value-type="string" calcext:value-type="string">
            <text:p>Área Administrativa Bosque San Emilio</text:p>
          </table:table-cell>
          <table:table-cell office:value-type="string" calcext:value-type="string">
            <text:p>A la izquierda sector Santa Rosa</text:p>
          </table:table-cell>
          <table:table-cell office:value-type="float" office:value="10.8207659433" calcext:value-type="float">
            <text:p>10,820766</text:p>
          </table:table-cell>
          <table:table-cell office:value-type="float" office:value="-85.549710989" calcext:value-type="float">
            <text:p>-85,54971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];&quot; &quot;;[.F8];&quot;)&quot;)" office:value-type="string" office:string-value="Point(10,8207659433 -85,549710989)" calcext:value-type="string">
            <text:p>Point(10,8207659433 -85,549710989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9-area-oeste-bosque-san-emilio-norte-sector-santa-rosa-1988.jpg</text:p>
          </table:table-cell>
          <table:table-cell office:value-type="string" calcext:value-type="string">
            <text:p>Área oeste bosque san Emilio norte sector santa rosa</text:p>
          </table:table-cell>
          <table:table-cell office:value-type="string" calcext:value-type="string">
            <text:p>Sector oeste bosque San Emilio y norte área administrativa Santa Rosa</text:p>
          </table:table-cell>
          <table:table-cell office:value-type="float" office:value="10.8209556285" calcext:value-type="float">
            <text:p>10,820956</text:p>
          </table:table-cell>
          <table:table-cell office:value-type="float" office:value="-85.5481231213" calcext:value-type="float">
            <text:p>-85,54812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];&quot; &quot;;[.F9];&quot;)&quot;)" office:value-type="string" office:string-value="Point(10,8209556285 -85,5481231213)" calcext:value-type="string">
            <text:p>Point(10,8209556285 -85,5481231213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0-Oeste-Bosque-san-emilio-hacia-arriba-sector-santa-rosa-1988.jpg</text:p>
          </table:table-cell>
          <table:table-cell office:value-type="string" calcext:value-type="string">
            <text:p>Oeste Bosque san Emilio hacia arriba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21693292" calcext:value-type="float">
            <text:p>10,821693</text:p>
          </table:table-cell>
          <table:table-cell office:value-type="float" office:value="-85.5476939678" calcext:value-type="float">
            <text:p>-85,54769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];&quot; &quot;;[.F10];&quot;)&quot;)" office:value-type="string" office:string-value="Point(10,821693292 -85,5476939678)" calcext:value-type="string">
            <text:p>Point(10,821693292 -85,5476939678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1-Bosque-humedo-y-bosque-san-emilio-1988.jpg</text:p>
          </table:table-cell>
          <table:table-cell office:value-type="string" calcext:value-type="string">
            <text:p>Bosque húmedo y bosque san Emilio</text:p>
          </table:table-cell>
          <table:table-cell office:value-type="string" calcext:value-type="string">
            <text:p>Sector Santa Rosa</text:p>
          </table:table-cell>
          <table:table-cell office:value-type="float" office:value="10.8219251287" calcext:value-type="float">
            <text:p>10,821925</text:p>
          </table:table-cell>
          <table:table-cell office:value-type="float" office:value="-85.5474150181" calcext:value-type="float">
            <text:p>-85,54741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];&quot; &quot;;[.F11];&quot;)&quot;)" office:value-type="string" office:string-value="Point(10,8219251287 -85,5474150181)" calcext:value-type="string">
            <text:p>Point(10,8219251287 -85,5474150181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12-Cafetal-visto-del-sur-hasta-santa-elena-1988.jpg</text:p>
          </table:table-cell>
          <table:table-cell office:value-type="string" calcext:value-type="string">
            <text:p>Cafetal visto del sur hast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8229578537" calcext:value-type="float">
            <text:p>10,822958</text:p>
          </table:table-cell>
          <table:table-cell office:value-type="float" office:value="-85.549582243" calcext:value-type="float">
            <text:p>-85,54958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];&quot; &quot;;[.F12];&quot;)&quot;)" office:value-type="string" office:string-value="Point(10,8229578537 -85,549582243)" calcext:value-type="string">
            <text:p>Point(10,8229578537 -85,549582243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13-Cafetal-+-cuadro-regeneracion-1988.jpg</text:p>
          </table:table-cell>
          <table:table-cell office:value-type="string" calcext:value-type="string">
            <text:p>Cafetal + cuadro regeneración</text:p>
          </table:table-cell>
          <table:table-cell office:value-type="string" calcext:value-type="string">
            <text:p>Sector Santa Rosa</text:p>
          </table:table-cell>
          <table:table-cell office:value-type="float" office:value="10.8231896895" calcext:value-type="float">
            <text:p>10,823190</text:p>
          </table:table-cell>
          <table:table-cell office:value-type="float" office:value="-85.5503118038" calcext:value-type="float">
            <text:p>-85,55031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];&quot; &quot;;[.F13];&quot;)&quot;)" office:value-type="string" office:string-value="Point(10,8231896895 -85,5503118038)" calcext:value-type="string">
            <text:p>Point(10,8231896895 -85,5503118038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14-Cuadro-regeneracion-oeste-sector-santa-rosa-1988.jpg</text:p>
          </table:table-cell>
          <table:table-cell office:value-type="string" calcext:value-type="string">
            <text:p>Cuadro regeneración oeste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728405522" calcext:value-type="float">
            <text:p>10,872841</text:p>
          </table:table-cell>
          <table:table-cell office:value-type="float" office:value="-85.5915856361" calcext:value-type="float">
            <text:p>-85,59158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];&quot; &quot;;[.F14];&quot;)&quot;)" office:value-type="string" office:string-value="Point(10,8728405522 -85,5915856361)" calcext:value-type="string">
            <text:p>Point(10,8728405522 -85,5915856361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15-Cabecera-rio-poza-salada-1988.jpg</text:p>
          </table:table-cell>
          <table:table-cell office:value-type="string" calcext:value-type="string">
            <text:p>Cabecera Río poza salada</text:p>
          </table:table-cell>
          <table:table-cell office:value-type="string" calcext:value-type="string">
            <text:p>Sector Santa Rosa</text:p>
          </table:table-cell>
          <table:table-cell office:value-type="float" office:value="10.7976234499" calcext:value-type="float">
            <text:p>10,797623</text:p>
          </table:table-cell>
          <table:table-cell office:value-type="float" office:value="-85.6481802464" calcext:value-type="float">
            <text:p>-85,64818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];&quot; &quot;;[.F15];&quot;)&quot;)" office:value-type="string" office:string-value="Point(10,7976234499 -85,6481802464)" calcext:value-type="string">
            <text:p>Point(10,7976234499 -85,6481802464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6-Rosa-Maria-y-quebrada-danta-1988.jpg</text:p>
          </table:table-cell>
          <table:table-cell office:value-type="string" calcext:value-type="string">
            <text:p>Rosa María y quebrada danta</text:p>
          </table:table-cell>
          <table:table-cell office:value-type="string" calcext:value-type="string">
            <text:p>Río poza salada Sector Santa Rosa</text:p>
          </table:table-cell>
          <table:table-cell office:value-type="float" office:value="10.7961480027" calcext:value-type="float">
            <text:p>10,796148</text:p>
          </table:table-cell>
          <table:table-cell office:value-type="float" office:value="-85.6450474262" calcext:value-type="float">
            <text:p>-85,64504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];&quot; &quot;;[.F16];&quot;)&quot;)" office:value-type="string" office:string-value="Point(10,7961480027 -85,6450474262)" calcext:value-type="string">
            <text:p>Point(10,7961480027 -85,645047426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7-Limite-sur-santa-rosa-con-Rosa-Maria-1988.jpg</text:p>
          </table:table-cell>
          <table:table-cell office:value-type="string" calcext:value-type="string">
            <text:p>Limite sur santa rosa con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002581589" calcext:value-type="float">
            <text:p>10,800258</text:p>
          </table:table-cell>
          <table:table-cell office:value-type="float" office:value="-85.6340825558" calcext:value-type="float">
            <text:p>-85,63408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];&quot; &quot;;[.F17];&quot;)&quot;)" office:value-type="string" office:string-value="Point(10,8002581589 -85,6340825558)" calcext:value-type="string">
            <text:p>Point(10,8002581589 -85,6340825558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8-Cuatro-esquinas-sector-santa-rosa-1988.jpg</text:p>
          </table:table-cell>
          <table:table-cell office:value-type="string" calcext:value-type="string">
            <text:p>Cuatro esquinas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055064304" calcext:value-type="float">
            <text:p>10,805506</text:p>
          </table:table-cell>
          <table:table-cell office:value-type="float" office:value="-85.6317436695" calcext:value-type="float">
            <text:p>-85,63174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8];&quot; &quot;;[.F18];&quot;)&quot;)" office:value-type="string" office:string-value="Point(10,8055064304 -85,6317436695)" calcext:value-type="string">
            <text:p>Point(10,8055064304 -85,6317436695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9-Sitio-mata-redonda-1988.jpg</text:p>
          </table:table-cell>
          <table:table-cell office:value-type="string" calcext:value-type="string">
            <text:p>Sitio mata redonda</text:p>
          </table:table-cell>
          <table:table-cell office:value-type="string" calcext:value-type="string">
            <text:p>A la derecha Volcán Cacao, sector Cacao</text:p>
          </table:table-cell>
          <table:table-cell office:value-type="float" office:value="10.9492816512" calcext:value-type="float">
            <text:p>10,949282</text:p>
          </table:table-cell>
          <table:table-cell office:value-type="float" office:value="-85.463848114" calcext:value-type="float">
            <text:p>-85,46384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9];&quot; &quot;;[.F19];&quot;)&quot;)" office:value-type="string" office:string-value="Point(10,9492816512 -85,463848114)" calcext:value-type="string">
            <text:p>Point(10,9492816512 -85,463848114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20-Finca-Otilio-1988.jpg</text:p>
          </table:table-cell>
          <table:table-cell office:value-type="string" calcext:value-type="string">
            <text:p>Finca Otilio</text:p>
          </table:table-cell>
          <table:table-cell office:value-type="string" calcext:value-type="string">
            <text:p>Sector Cacao</text:p>
          </table:table-cell>
          <table:table-cell office:value-type="float" office:value="10.8496599361" calcext:value-type="float">
            <text:p>10,849660</text:p>
          </table:table-cell>
          <table:table-cell office:value-type="float" office:value="-85.4975366592" calcext:value-type="float">
            <text:p>-85,49753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0];&quot; &quot;;[.F20];&quot;)&quot;)" office:value-type="string" office:string-value="Point(10,8496599361 -85,4975366592)" calcext:value-type="string">
            <text:p>Point(10,8496599361 -85,4975366592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21-Rio-gongora-hasta-finca-otilio-1988.jpg</text:p>
          </table:table-cell>
          <table:table-cell office:value-type="string" calcext:value-type="string">
            <text:p>Río Góngora hasta finca otilio</text:p>
          </table:table-cell>
          <table:table-cell office:value-type="string" calcext:value-type="string">
            <text:p>Sector Cacao</text:p>
          </table:table-cell>
          <table:table-cell office:value-type="float" office:value="10.8493227503" calcext:value-type="float">
            <text:p>10,849323</text:p>
          </table:table-cell>
          <table:table-cell office:value-type="float" office:value="-85.5005407333" calcext:value-type="float">
            <text:p>-85,50054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1];&quot; &quot;;[.F21];&quot;)&quot;)" office:value-type="string" office:string-value="Point(10,8493227503 -85,5005407333)" calcext:value-type="string">
            <text:p>Point(10,8493227503 -85,5005407333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22-Rancho-Harold-hasta-finca-Otilio-1988.jpg</text:p>
          </table:table-cell>
          <table:table-cell office:value-type="string" calcext:value-type="string">
            <text:p>Rancho Harold hasta finca Otilio</text:p>
          </table:table-cell>
          <table:table-cell office:value-type="string" calcext:value-type="string">
            <text:p>Sector Cacao</text:p>
          </table:table-cell>
          <table:table-cell office:value-type="float" office:value="10.9438884373" calcext:value-type="float">
            <text:p>10,943888</text:p>
          </table:table-cell>
          <table:table-cell office:value-type="float" office:value="-85.4750919342" calcext:value-type="float">
            <text:p>-85,47509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2];&quot; &quot;;[.F22];&quot;)&quot;)" office:value-type="string" office:string-value="Point(10,9438884373 -85,4750919342)" calcext:value-type="string">
            <text:p>Point(10,9438884373 -85,475091934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23-Rancho-Harold-del-sur-este-sector-Cacao-1988.jpg</text:p>
          </table:table-cell>
          <table:table-cell office:value-type="string" calcext:value-type="string">
            <text:p>Rancho Harold del sur est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944225516" calcext:value-type="float">
            <text:p>10,944226</text:p>
          </table:table-cell>
          <table:table-cell office:value-type="float" office:value="-85.4723453522" calcext:value-type="float">
            <text:p>-85,47234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3];&quot; &quot;;[.F23];&quot;)&quot;)" office:value-type="string" office:string-value="Point(10,944225516 -85,4723453522)" calcext:value-type="string">
            <text:p>Point(10,944225516 -85,4723453522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24-Porcion-norte-de-Rancho-Harold-1988.jpg</text:p>
          </table:table-cell>
          <table:table-cell office:value-type="string" calcext:value-type="string">
            <text:p>Porción norte de Rancho Harold</text:p>
          </table:table-cell>
          <table:table-cell office:value-type="string" calcext:value-type="string">
            <text:p>Sector Cacao</text:p>
          </table:table-cell>
          <table:table-cell office:value-type="float" office:value="10.9430457387" calcext:value-type="float">
            <text:p>10,943046</text:p>
          </table:table-cell>
          <table:table-cell office:value-type="float" office:value="-85.4764652252" calcext:value-type="float">
            <text:p>-85,47646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4];&quot; &quot;;[.F24];&quot;)&quot;)" office:value-type="string" office:string-value="Point(10,9430457387 -85,4764652252)" calcext:value-type="string">
            <text:p>Point(10,9430457387 -85,4764652252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25-Al-norte-de-Rancho-Harold-izquierda-Los-Angeles-arriba-1988.jpg</text:p>
          </table:table-cell>
          <table:table-cell office:value-type="string" calcext:value-type="string">
            <text:p>Al norte de Rancho Harold izquierda Los Angeles arriba</text:p>
          </table:table-cell>
          <table:table-cell office:value-type="string" calcext:value-type="string">
            <text:p>Izquierda y hacia arriba Los Angeles</text:p>
          </table:table-cell>
          <table:table-cell office:value-type="float" office:value="10.8768864388" calcext:value-type="float">
            <text:p>10,876886</text:p>
          </table:table-cell>
          <table:table-cell office:value-type="float" office:value="-85.4451799393" calcext:value-type="float">
            <text:p>-85,44518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5];&quot; &quot;;[.F25];&quot;)&quot;)" office:value-type="string" office:string-value="Point(10,8768864388 -85,4451799393)" calcext:value-type="string">
            <text:p>Point(10,8768864388 -85,4451799393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26-Estacion-Mengo-1988.jpg</text:p>
          </table:table-cell>
          <table:table-cell office:value-type="string" calcext:value-type="string">
            <text:p>Estación Mengo</text:p>
          </table:table-cell>
          <table:table-cell office:value-type="string" calcext:value-type="string">
            <text:p>Sector Cacao</text:p>
          </table:table-cell>
          <table:table-cell office:value-type="float" office:value="10.9687469656" calcext:value-type="float">
            <text:p>10,968747</text:p>
          </table:table-cell>
          <table:table-cell office:value-type="float" office:value="-85.4746198654" calcext:value-type="float">
            <text:p>-85,47462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6];&quot; &quot;;[.F26];&quot;)&quot;)" office:value-type="string" office:string-value="Point(10,9687469656 -85,4746198654)" calcext:value-type="string">
            <text:p>Point(10,9687469656 -85,4746198654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27-Mina-Azufre-sector-Cacao-1988.jpg</text:p>
          </table:table-cell>
          <table:table-cell office:value-type="string" calcext:value-type="string">
            <text:p>Mina Azufr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8797522419" calcext:value-type="float">
            <text:p>10,879752</text:p>
          </table:table-cell>
          <table:table-cell office:value-type="float" office:value="-85.4910135269" calcext:value-type="float">
            <text:p>-85,49101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7];&quot; &quot;;[.F27];&quot;)&quot;)" office:value-type="string" office:string-value="Point(10,8797522419 -85,4910135269)" calcext:value-type="string">
            <text:p>Point(10,8797522419 -85,4910135269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28-Mina-Azufre-sector-Cacao-1988.jpg</text:p>
          </table:table-cell>
          <table:table-cell office:value-type="string" calcext:value-type="string">
            <text:p>Mina Azufr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8798365298" calcext:value-type="float">
            <text:p>10,879837</text:p>
          </table:table-cell>
          <table:table-cell office:value-type="float" office:value="-85.4923868179" calcext:value-type="float">
            <text:p>-85,49238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8];&quot; &quot;;[.F28];&quot;)&quot;)" office:value-type="string" office:string-value="Point(10,8798365298 -85,4923868179)" calcext:value-type="string">
            <text:p>Point(10,8798365298 -85,4923868179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29-Mina-Azufre-al-rio-gongora-1988.jpg</text:p>
          </table:table-cell>
          <table:table-cell office:value-type="string" calcext:value-type="string">
            <text:p>Mina Azufre al Río Góngora</text:p>
          </table:table-cell>
          <table:table-cell office:value-type="string" calcext:value-type="string">
            <text:p>Sector Cacao</text:p>
          </table:table-cell>
          <table:table-cell office:value-type="float" office:value="10.8798365298" calcext:value-type="float">
            <text:p>10,879837</text:p>
          </table:table-cell>
          <table:table-cell office:value-type="float" office:value="-85.4936742783" calcext:value-type="float">
            <text:p>-85,49367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29];&quot; &quot;;[.F29];&quot;)&quot;)" office:value-type="string" office:string-value="Point(10,8798365298 -85,4936742783)" calcext:value-type="string">
            <text:p>Point(10,8798365298 -85,4936742783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30-Rio-Gongora-1988.jpg</text:p>
          </table:table-cell>
          <table:table-cell office:value-type="string" calcext:value-type="string">
            <text:p>Río Góngora</text:p>
          </table:table-cell>
          <table:table-cell office:value-type="string" calcext:value-type="string">
            <text:p>Sector Cacao</text:p>
          </table:table-cell>
          <table:table-cell office:value-type="float" office:value="10.8225310647" calcext:value-type="float">
            <text:p>10,822531</text:p>
          </table:table-cell>
          <table:table-cell office:value-type="float" office:value="-85.5427935719" calcext:value-type="float">
            <text:p>-85,54279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0];&quot; &quot;;[.F30];&quot;)&quot;)" office:value-type="string" office:string-value="Point(10,8225310647 -85,5427935719)" calcext:value-type="string">
            <text:p>Point(10,8225310647 -85,5427935719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31-Volcan-Cacao-1988.jpg</text:p>
          </table:table-cell>
          <table:table-cell office:value-type="string" calcext:value-type="string">
            <text:p>Volcán Cacao</text:p>
          </table:table-cell>
          <table:table-cell office:value-type="string" calcext:value-type="string">
            <text:p>Sector sur GNP</text:p>
          </table:table-cell>
          <table:table-cell office:value-type="float" office:value="10.9441412464" calcext:value-type="float">
            <text:p>10,944141</text:p>
          </table:table-cell>
          <table:table-cell office:value-type="float" office:value="-85.4497289658" calcext:value-type="float">
            <text:p>-85,44972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1];&quot; &quot;;[.F31];&quot;)&quot;)" office:value-type="string" office:string-value="Point(10,9441412464 -85,4497289658)" calcext:value-type="string">
            <text:p>Point(10,9441412464 -85,4497289658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2-Bosque-Virgen-1988.jpg</text:p>
          </table:table-cell>
          <table:table-cell office:value-type="string" calcext:value-type="string">
            <text:p>Bosque Virgen</text:p>
          </table:table-cell>
          <table:table-cell office:value-type="string" calcext:value-type="string">
            <text:p>Hacienda San Josecito Sector Cacao</text:p>
          </table:table-cell>
          <table:table-cell office:value-type="float" office:value="10.9491131148" calcext:value-type="float">
            <text:p>10,949113</text:p>
          </table:table-cell>
          <table:table-cell office:value-type="float" office:value="-85.4814434052" calcext:value-type="float">
            <text:p>-85,48144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2];&quot; &quot;;[.F32];&quot;)&quot;)" office:value-type="string" office:string-value="Point(10,9491131148 -85,4814434052)" calcext:value-type="string">
            <text:p>Point(10,9491131148 -85,4814434052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33-Mata-Redonda-hasta-Orosi-y-Maritza-1988.jpg</text:p>
          </table:table-cell>
          <table:table-cell office:value-type="string" calcext:value-type="string">
            <text:p>Mata Redonda hasta Orosí y Maritza</text:p>
          </table:table-cell>
          <table:table-cell office:value-type="string" calcext:value-type="string">
            <text:p>Sector Central</text:p>
          </table:table-cell>
          <table:table-cell office:value-type="float" office:value="10.9639439551" calcext:value-type="float">
            <text:p>10,963944</text:p>
          </table:table-cell>
          <table:table-cell office:value-type="float" office:value="-85.4732036591" calcext:value-type="float">
            <text:p>-85,47320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3];&quot; &quot;;[.F33];&quot;)&quot;)" office:value-type="string" office:string-value="Point(10,9639439551 -85,4732036591)" calcext:value-type="string">
            <text:p>Point(10,9639439551 -85,473203659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34-Mata-Redonda-vista-del-oeste-1988.jpg</text:p>
          </table:table-cell>
          <table:table-cell office:value-type="string" calcext:value-type="string">
            <text:p>Mata Redonda vista del oeste</text:p>
          </table:table-cell>
          <table:table-cell office:value-type="string" calcext:value-type="string">
            <text:p>Sector Central</text:p>
          </table:table-cell>
          <table:table-cell office:value-type="float" office:value="10.9693368036" calcext:value-type="float">
            <text:p>10,969337</text:p>
          </table:table-cell>
          <table:table-cell office:value-type="float" office:value="-85.4725170135" calcext:value-type="float">
            <text:p>-85,47251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4];&quot; &quot;;[.F34];&quot;)&quot;)" office:value-type="string" office:string-value="Point(10,9693368036 -85,4725170135)" calcext:value-type="string">
            <text:p>Point(10,9693368036 -85,4725170135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5-Mata-Redonda-vista-del-oeste-1988.jpg</text:p>
          </table:table-cell>
          <table:table-cell office:value-type="string" calcext:value-type="string">
            <text:p>Mata Redonda vista del oeste</text:p>
          </table:table-cell>
          <table:table-cell office:value-type="string" calcext:value-type="string">
            <text:p>Sector Central</text:p>
          </table:table-cell>
          <table:table-cell office:value-type="float" office:value="10.9713590965" calcext:value-type="float">
            <text:p>10,971359</text:p>
          </table:table-cell>
          <table:table-cell office:value-type="float" office:value="-85.464963913" calcext:value-type="float">
            <text:p>-85,46496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5];&quot; &quot;;[.F35];&quot;)&quot;)" office:value-type="string" office:string-value="Point(10,9713590965 -85,464963913)" calcext:value-type="string">
            <text:p>Point(10,9713590965 -85,464963913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36-Sector-central-a-cerro-el-hacha-1988.jpg</text:p>
          </table:table-cell>
          <table:table-cell office:value-type="string" calcext:value-type="string">
            <text:p>Sector central a cerro el hacha</text:p>
          </table:table-cell>
          <table:table-cell office:value-type="string" calcext:value-type="string">
            <text:p>Sector Central</text:p>
          </table:table-cell>
          <table:table-cell office:value-type="float" office:value="10.9513040812" calcext:value-type="float">
            <text:p>10,951304</text:p>
          </table:table-cell>
          <table:table-cell office:value-type="float" office:value="-85.5175352097" calcext:value-type="float">
            <text:p>-85,51753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6];&quot; &quot;;[.F36];&quot;)&quot;)" office:value-type="string" office:string-value="Point(10,9513040812 -85,5175352097)" calcext:value-type="string">
            <text:p>Point(10,9513040812 -85,5175352097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37-Camino-a-Maritza-1988.jpg</text:p>
          </table:table-cell>
          <table:table-cell office:value-type="string" calcext:value-type="string">
            <text:p>Camino a Maritza</text:p>
          </table:table-cell>
          <table:table-cell office:value-type="string" calcext:value-type="string">
            <text:p>Mata redonda arriba sector central Orosí</text:p>
          </table:table-cell>
          <table:table-cell office:value-type="float" office:value="10.9522310236" calcext:value-type="float">
            <text:p>10,952231</text:p>
          </table:table-cell>
          <table:table-cell office:value-type="float" office:value="-85.5286931992" calcext:value-type="float">
            <text:p>-85,52869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7];&quot; &quot;;[.F37];&quot;)&quot;)" office:value-type="string" office:string-value="Point(10,9522310236 -85,5286931992)" calcext:value-type="string">
            <text:p>Point(10,9522310236 -85,5286931992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38-Cerro-el-hacha-de-arriba-de-san-josecito-1988.jpg</text:p>
          </table:table-cell>
          <table:table-cell office:value-type="string" calcext:value-type="string">
            <text:p>Cerro el hacha de arriba de san josecito</text:p>
          </table:table-cell>
          <table:table-cell office:value-type="string" calcext:value-type="string">
            <text:p>Sector Central</text:p>
          </table:table-cell>
          <table:table-cell office:value-type="float" office:value="10.9614160235" calcext:value-type="float">
            <text:p>10,961416</text:p>
          </table:table-cell>
          <table:table-cell office:value-type="float" office:value="-85.4932451248" calcext:value-type="float">
            <text:p>-85,49324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8];&quot; &quot;;[.F38];&quot;)&quot;)" office:value-type="string" office:string-value="Point(10,9614160235 -85,4932451248)" calcext:value-type="string">
            <text:p>Point(10,9614160235 -85,4932451248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39-Hacienda-Tempisquito-1988.jpg</text:p>
          </table:table-cell>
          <table:table-cell table:number-columns-repeated="2" office:value-type="string" calcext:value-type="string">
            <text:p>Hacienda Tempisquito</text:p>
          </table:table-cell>
          <table:table-cell office:value-type="float" office:value="10.8933222885" calcext:value-type="float">
            <text:p>10,893322</text:p>
          </table:table-cell>
          <table:table-cell office:value-type="float" office:value="-85.5582618713" calcext:value-type="float">
            <text:p>-85,55826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39];&quot; &quot;;[.F39];&quot;)&quot;)" office:value-type="string" office:string-value="Point(10,8933222885 -85,5582618713)" calcext:value-type="string">
            <text:p>Point(10,8933222885 -85,5582618713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40-Rio-Tempisquito-1988.jpg</text:p>
          </table:table-cell>
          <table:table-cell table:number-columns-repeated="2" office:value-type="string" calcext:value-type="string">
            <text:p>Río Tempisquito</text:p>
          </table:table-cell>
          <table:table-cell office:value-type="float" office:value="10.8191430762" calcext:value-type="float">
            <text:p>10,819143</text:p>
          </table:table-cell>
          <table:table-cell office:value-type="float" office:value="-85.5412566662" calcext:value-type="float">
            <text:p>-85,54125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0];&quot; &quot;;[.F40];&quot;)&quot;)" office:value-type="string" office:string-value="Point(10,8191430762 -85,5412566662)" calcext:value-type="string">
            <text:p>Point(10,8191430762 -85,5412566662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41-Hacienda-Tempisquito-interior-y-rio-tempisquito-1988.jpg</text:p>
          </table:table-cell>
          <table:table-cell office:value-type="string" calcext:value-type="string">
            <text:p>Hacienda Tempisquito interior y Río Tempisquito</text:p>
          </table:table-cell>
          <table:table-cell office:value-type="string" calcext:value-type="string">
            <text:p>Hacienda Tempisquito</text:p>
          </table:table-cell>
          <table:table-cell office:value-type="float" office:value="10.8220937371" calcext:value-type="float">
            <text:p>10,822094</text:p>
          </table:table-cell>
          <table:table-cell office:value-type="float" office:value="-85.5406022072" calcext:value-type="float">
            <text:p>-85,54060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1];&quot; &quot;;[.F41];&quot;)&quot;)" office:value-type="string" office:string-value="Point(10,8220937371 -85,5406022072)" calcext:value-type="string">
            <text:p>Point(10,8220937371 -85,5406022072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42-Rio-Tempisquito-al-rio-centeno-1988.jpg</text:p>
          </table:table-cell>
          <table:table-cell office:value-type="string" calcext:value-type="string">
            <text:p>Río Tempisquito al Río centeno</text:p>
          </table:table-cell>
          <table:table-cell office:value-type="string" calcext:value-type="string">
            <text:p>Hacienda Tempisquito</text:p>
          </table:table-cell>
          <table:table-cell office:value-type="float" office:value="10.8803422568" calcext:value-type="float">
            <text:p>10,880342</text:p>
          </table:table-cell>
          <table:table-cell office:value-type="float" office:value="-85.5820262432" calcext:value-type="float">
            <text:p>-85,58202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2];&quot; &quot;;[.F42];&quot;)&quot;)" office:value-type="string" office:string-value="Point(10,8803422568 -85,5820262432)" calcext:value-type="string">
            <text:p>Point(10,8803422568 -85,582026243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43-Rio-Centeno-y-rio-Tempisque-1988.jpg</text:p>
          </table:table-cell>
          <table:table-cell office:value-type="string" calcext:value-type="string">
            <text:p>Río Centeno y Río Tempisque</text:p>
          </table:table-cell>
          <table:table-cell office:value-type="string" calcext:value-type="string">
            <text:p>Hacienda Tempisquito</text:p>
          </table:table-cell>
          <table:table-cell office:value-type="float" office:value="10.8808901267" calcext:value-type="float">
            <text:p>10,880890</text:p>
          </table:table-cell>
          <table:table-cell office:value-type="float" office:value="-85.5826699734" calcext:value-type="float">
            <text:p>-85,58267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3];&quot; &quot;;[.F43];&quot;)&quot;)" office:value-type="string" office:string-value="Point(10,8808901267 -85,5826699734)" calcext:value-type="string">
            <text:p>Point(10,8808901267 -85,5826699734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44-Hacienda-Centeno-y-rio-centeno-1988.jpg</text:p>
          </table:table-cell>
          <table:table-cell office:value-type="string" calcext:value-type="string">
            <text:p>Hacienda Centeno y Río centeno</text:p>
          </table:table-cell>
          <table:table-cell office:value-type="string" calcext:value-type="string">
            <text:p>Hacienda Centeno</text:p>
          </table:table-cell>
          <table:table-cell office:value-type="float" office:value="10.8818805044" calcext:value-type="float">
            <text:p>10,881881</text:p>
          </table:table-cell>
          <table:table-cell office:value-type="float" office:value="-85.5816400051" calcext:value-type="float">
            <text:p>-85,58164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4];&quot; &quot;;[.F44];&quot;)&quot;)" office:value-type="string" office:string-value="Point(10,8818805044 -85,5816400051)" calcext:value-type="string">
            <text:p>Point(10,8818805044 -85,5816400051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46-Inferior-Centeno-1988.jpg</text:p>
          </table:table-cell>
          <table:table-cell office:value-type="string" calcext:value-type="string">
            <text:p>Inferior Centeno</text:p>
          </table:table-cell>
          <table:table-cell office:value-type="string" calcext:value-type="string">
            <text:p>Hacienda Centeno</text:p>
          </table:table-cell>
          <table:table-cell office:value-type="float" office:value="10.8750110086" calcext:value-type="float">
            <text:p>10,875011</text:p>
          </table:table-cell>
          <table:table-cell office:value-type="float" office:value="-85.5740225315" calcext:value-type="float">
            <text:p>-85,57402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5];&quot; &quot;;[.F45];&quot;)&quot;)" office:value-type="string" office:string-value="Point(10,8750110086 -85,5740225315)" calcext:value-type="string">
            <text:p>Point(10,8750110086 -85,574022531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47-Rio-Centeno-hasta-rio-Tempisque-1988.jpg</text:p>
          </table:table-cell>
          <table:table-cell office:value-type="string" calcext:value-type="string">
            <text:p>Río Centeno hasta Río Tempisque</text:p>
          </table:table-cell>
          <table:table-cell office:value-type="string" calcext:value-type="string">
            <text:p>Hacienda Centeno</text:p>
          </table:table-cell>
          <table:table-cell office:value-type="float" office:value="10.876380706" calcext:value-type="float">
            <text:p>10,876381</text:p>
          </table:table-cell>
          <table:table-cell office:value-type="float" office:value="-85.5739581585" calcext:value-type="float">
            <text:p>-85,57395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6];&quot; &quot;;[.F46];&quot;)&quot;)" office:value-type="string" office:string-value="Point(10,876380706 -85,5739581585)" calcext:value-type="string">
            <text:p>Point(10,876380706 -85,5739581585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49-Evangelicos-casona-sector-el-hacha-1988.jpg</text:p>
          </table:table-cell>
          <table:table-cell office:value-type="string" calcext:value-type="string">
            <text:p>Evangélicos casona sector el hacha</text:p>
          </table:table-cell>
          <table:table-cell office:value-type="string" calcext:value-type="string">
            <text:p>A la izquierda pocosol, abajo sector el hacha</text:p>
          </table:table-cell>
          <table:table-cell office:value-type="float" office:value="10.9720753219" calcext:value-type="float">
            <text:p>10,972075</text:p>
          </table:table-cell>
          <table:table-cell office:value-type="float" office:value="-85.6047794223" calcext:value-type="float">
            <text:p>-85,60477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7];&quot; &quot;;[.F47];&quot;)&quot;)" office:value-type="string" office:string-value="Point(10,9720753219 -85,6047794223)" calcext:value-type="string">
            <text:p>Point(10,9720753219 -85,6047794223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51-Interior-pocosol-1988.jpg</text:p>
          </table:table-cell>
          <table:table-cell office:value-type="string" calcext:value-type="string">
            <text:p>Interior pocosol</text:p>
          </table:table-cell>
          <table:table-cell office:value-type="string" calcext:value-type="string">
            <text:p>Pocosol a la izquierda, centeno a la derecha</text:p>
          </table:table-cell>
          <table:table-cell office:value-type="float" office:value="10.8903512597" calcext:value-type="float">
            <text:p>10,890351</text:p>
          </table:table-cell>
          <table:table-cell office:value-type="float" office:value="-85.5979692936" calcext:value-type="float">
            <text:p>-85,59796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8];&quot; &quot;;[.F48];&quot;)&quot;)" office:value-type="string" office:string-value="Point(10,8903512597 -85,5979692936)" calcext:value-type="string">
            <text:p>Point(10,8903512597 -85,5979692936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52-Hacienda-pocosol-1988.jpg</text:p>
          </table:table-cell>
          <table:table-cell office:value-type="string" calcext:value-type="string">
            <text:p>Hacienda pocosol</text:p>
          </table:table-cell>
          <table:table-cell office:value-type="string" calcext:value-type="string">
            <text:p>Interior Pocosol</text:p>
          </table:table-cell>
          <table:table-cell office:value-type="float" office:value="10.8911941078" calcext:value-type="float">
            <text:p>10,891194</text:p>
          </table:table-cell>
          <table:table-cell office:value-type="float" office:value="-85.5993425846" calcext:value-type="float">
            <text:p>-85,59934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49];&quot; &quot;;[.F49];&quot;)&quot;)" office:value-type="string" office:string-value="Point(10,8911941078 -85,5993425846)" calcext:value-type="string">
            <text:p>Point(10,8911941078 -85,5993425846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56-Colonia-Bolaños-1988.jpg</text:p>
          </table:table-cell>
          <table:table-cell office:value-type="string" calcext:value-type="string">
            <text:p>Colonia Bolaños</text:p>
          </table:table-cell>
          <table:table-cell office:value-type="string" calcext:value-type="string">
            <text:p>Comunidad de Colonia Bolaños</text:p>
          </table:table-cell>
          <table:table-cell office:value-type="float" office:value="10.9729600685" calcext:value-type="float">
            <text:p>10,972960</text:p>
          </table:table-cell>
          <table:table-cell office:value-type="float" office:value="-85.619212389" calcext:value-type="float">
            <text:p>-85,61921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0];&quot; &quot;;[.F50];&quot;)&quot;)" office:value-type="string" office:string-value="Point(10,9729600685 -85,619212389)" calcext:value-type="string">
            <text:p>Point(10,9729600685 -85,619212389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57-norte-de-colonia-bolaños-1988.jpg</text:p>
          </table:table-cell>
          <table:table-cell office:value-type="string" calcext:value-type="string">
            <text:p>norte de colonia Bolaños</text:p>
          </table:table-cell>
          <table:table-cell office:value-type="string" calcext:value-type="string">
            <text:p>Límite norte de colonia Bolaños</text:p>
          </table:table-cell>
          <table:table-cell office:value-type="float" office:value="10.9744767708" calcext:value-type="float">
            <text:p>10,974477</text:p>
          </table:table-cell>
          <table:table-cell office:value-type="float" office:value="-85.6209290028" calcext:value-type="float">
            <text:p>-85,62092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1];&quot; &quot;;[.F51];&quot;)&quot;)" office:value-type="string" office:string-value="Point(10,9744767708 -85,6209290028)" calcext:value-type="string">
            <text:p>Point(10,9744767708 -85,6209290028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8-Lindero-sur-colonia-bolaños-1988.jpg</text:p>
          </table:table-cell>
          <table:table-cell office:value-type="string" calcext:value-type="string">
            <text:p>Lindero sur colonia Bolaños</text:p>
          </table:table-cell>
          <table:table-cell office:value-type="string" calcext:value-type="string">
            <text:p>Ronda, Lindero sur colonia Bolaños</text:p>
          </table:table-cell>
          <table:table-cell office:value-type="float" office:value="10.9721174527" calcext:value-type="float">
            <text:p>10,972117</text:p>
          </table:table-cell>
          <table:table-cell office:value-type="float" office:value="-85.6174957752" calcext:value-type="float">
            <text:p>-85,61749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2];&quot; &quot;;[.F52];&quot;)&quot;)" office:value-type="string" office:string-value="Point(10,9721174527 -85,6174957752)" calcext:value-type="string">
            <text:p>Point(10,9721174527 -85,6174957752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61-La-lucha-y-camino-Orosi-1988.jpg</text:p>
          </table:table-cell>
          <table:table-cell office:value-type="string" calcext:value-type="string">
            <text:p>La lucha y camino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02086" calcext:value-type="float">
            <text:p>10,950209</text:p>
          </table:table-cell>
          <table:table-cell office:value-type="float" office:value="-85.5260324478" calcext:value-type="float">
            <text:p>-85,52603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3];&quot; &quot;;[.F53];&quot;)&quot;)" office:value-type="string" office:string-value="Point(10,9502086 -85,5260324478)" calcext:value-type="string">
            <text:p>Point(10,9502086 -85,5260324478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2-Volcan-orosi-1988.jpg</text:p>
          </table:table-cell>
          <table:table-cell office:value-type="string" calcext:value-type="string">
            <text:p>Volcán Orosí</text:p>
          </table:table-cell>
          <table:table-cell office:value-type="string" calcext:value-type="string">
            <text:p>Pedregal y Orosí</text:p>
          </table:table-cell>
          <table:table-cell office:value-type="float" office:value="10.9773416317" calcext:value-type="float">
            <text:p>10,977342</text:p>
          </table:table-cell>
          <table:table-cell office:value-type="float" office:value="-85.4795980453" calcext:value-type="float">
            <text:p>-85,47959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4];&quot; &quot;;[.F54];&quot;)&quot;)" office:value-type="string" office:string-value="Point(10,9773416317 -85,4795980453)" calcext:value-type="string">
            <text:p>Point(10,9773416317 -85,4795980453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3-Pedregal-orosi-1988.jpg</text:p>
          </table:table-cell>
          <table:table-cell office:value-type="string" calcext:value-type="string">
            <text:p>Pedregal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72573715" calcext:value-type="float">
            <text:p>10,977257</text:p>
          </table:table-cell>
          <table:table-cell office:value-type="float" office:value="-85.4813146591" calcext:value-type="float">
            <text:p>-85,48131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5];&quot; &quot;;[.F55];&quot;)&quot;)" office:value-type="string" office:string-value="Point(10,9772573715 -85,4813146591)" calcext:value-type="string">
            <text:p>Point(10,9772573715 -85,481314659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4-Al-sur-de-pedregal-orosi-1988.jpg</text:p>
          </table:table-cell>
          <table:table-cell office:value-type="string" calcext:value-type="string">
            <text:p>Al sur de pedregal Orosí</text:p>
          </table:table-cell>
          <table:table-cell office:value-type="string" calcext:value-type="string">
            <text:p>Sector Sur de pedregal</text:p>
          </table:table-cell>
          <table:table-cell office:value-type="float" office:value="10.9716118821" calcext:value-type="float">
            <text:p>10,971612</text:p>
          </table:table-cell>
          <table:table-cell office:value-type="float" office:value="-85.4822587967" calcext:value-type="float">
            <text:p>-85,48225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6];&quot; &quot;;[.F56];&quot;)&quot;)" office:value-type="string" office:string-value="Point(10,9716118821 -85,4822587967)" calcext:value-type="string">
            <text:p>Point(10,9716118821 -85,4822587967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65-Volcan-orosi-hasta-Maritza-1988.jpg</text:p>
          </table:table-cell>
          <table:table-cell office:value-type="string" calcext:value-type="string">
            <text:p>Volcán Orosí hasta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2707284" calcext:value-type="float">
            <text:p>10,972707</text:p>
          </table:table-cell>
          <table:table-cell office:value-type="float" office:value="-85.4793405533" calcext:value-type="float">
            <text:p>-85,47934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7];&quot; &quot;;[.F57];&quot;)&quot;)" office:value-type="string" office:string-value="Point(10,972707284 -85,4793405533)" calcext:value-type="string">
            <text:p>Point(10,972707284 -85,4793405533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66-Volcan-orosi-al-norte-de-Maritza-1988.jpg</text:p>
          </table:table-cell>
          <table:table-cell office:value-type="string" calcext:value-type="string">
            <text:p>Volcán Orosí al norte de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33813755" calcext:value-type="float">
            <text:p>10,973381</text:p>
          </table:table-cell>
          <table:table-cell office:value-type="float" office:value="-85.4771089554" calcext:value-type="float">
            <text:p>-85,47710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8];&quot; &quot;;[.F58];&quot;)&quot;)" office:value-type="string" office:string-value="Point(10,9733813755 -85,4771089554)" calcext:value-type="string">
            <text:p>Point(10,9733813755 -85,4771089554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67-Volcan-orosi-vecindad-norte-de-Maritza-1988.jpg</text:p>
          </table:table-cell>
          <table:table-cell office:value-type="string" calcext:value-type="string">
            <text:p>Volcán Orosí vecindad norte de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3886943" calcext:value-type="float">
            <text:p>10,973887</text:p>
          </table:table-cell>
          <table:table-cell office:value-type="float" office:value="-85.4751348495" calcext:value-type="float">
            <text:p>-85,47513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59];&quot; &quot;;[.F59];&quot;)&quot;)" office:value-type="string" office:string-value="Point(10,973886943 -85,4751348495)" calcext:value-type="string">
            <text:p>Point(10,973886943 -85,4751348495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68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2033191" calcext:value-type="float">
            <text:p>10,972033</text:p>
          </table:table-cell>
          <table:table-cell office:value-type="float" office:value="-85.4762506485" calcext:value-type="float">
            <text:p>-85,47625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0];&quot; &quot;;[.F60];&quot;)&quot;)" office:value-type="string" office:string-value="Point(10,972033191 -85,4762506485)" calcext:value-type="string">
            <text:p>Point(10,972033191 -85,4762506485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9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74660871" calcext:value-type="float">
            <text:p>10,957466</text:p>
          </table:table-cell>
          <table:table-cell office:value-type="float" office:value="-85.4961794615" calcext:value-type="float">
            <text:p>-85,49617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1];&quot; &quot;;[.F61];&quot;)&quot;)" office:value-type="string" office:string-value="Point(10,9574660871 -85,4961794615)" calcext:value-type="string">
            <text:p>Point(10,9574660871 -85,496179461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70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7371288" calcext:value-type="float">
            <text:p>10,957371</text:p>
          </table:table-cell>
          <table:table-cell office:value-type="float" office:value="-85.4956966639" calcext:value-type="float">
            <text:p>-85,49569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2];&quot; &quot;;[.F62];&quot;)&quot;)" office:value-type="string" office:string-value="Point(10,957371288 -85,4956966639)" calcext:value-type="string">
            <text:p>Point(10,957371288 -85,4956966639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1-Entrada-estacion-Maritza-1988.jpg</text:p>
          </table:table-cell>
          <table:table-cell office:value-type="string" calcext:value-type="string">
            <text:p>Entrada 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13883488" calcext:value-type="float">
            <text:p>10,951388</text:p>
          </table:table-cell>
          <table:table-cell office:value-type="float" office:value="-85.6122922897" calcext:value-type="float">
            <text:p>-85,61229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3];&quot; &quot;;[.F63];&quot;)&quot;)" office:value-type="string" office:string-value="Point(10,9513883488 -85,6122922897)" calcext:value-type="string">
            <text:p>Point(10,9513883488 -85,612292289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72-Valle-potrero-grande-sector-santa-rosa-1988.jpg</text:p>
          </table:table-cell>
          <table:table-cell office:value-type="string" calcext:value-type="string">
            <text:p>Valle potrero grande sector santa rosa</text:p>
          </table:table-cell>
          <table:table-cell office:value-type="string" calcext:value-type="string">
            <text:p>Sector Central, parque nacional Santa Rosa</text:p>
          </table:table-cell>
          <table:table-cell office:value-type="float" office:value="10.8525260007" calcext:value-type="float">
            <text:p>10,852526</text:p>
          </table:table-cell>
          <table:table-cell office:value-type="float" office:value="-85.7906913757" calcext:value-type="float">
            <text:p>-85,79069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4];&quot; &quot;;[.F64];&quot;)&quot;)" office:value-type="string" office:string-value="Point(10,8525260007 -85,7906913757)" calcext:value-type="string">
            <text:p>Point(10,8525260007 -85,7906913757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73-Potrero-largo-del-area-Laguna-hasta-area-cafetal-1988.jpg</text:p>
          </table:table-cell>
          <table:table-cell office:value-type="string" calcext:value-type="string">
            <text:p>Potrero largo del area Laguna hasta area cafetal</text:p>
          </table:table-cell>
          <table:table-cell office:value-type="string" calcext:value-type="string">
            <text:p>Laguna hasta área del cafetal</text:p>
          </table:table-cell>
          <table:table-cell office:value-type="float" office:value="10.8762964171" calcext:value-type="float">
            <text:p>10,876296</text:p>
          </table:table-cell>
          <table:table-cell office:value-type="float" office:value="-85.6014561653" calcext:value-type="float">
            <text:p>-85,60145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5];&quot; &quot;;[.F65];&quot;)&quot;)" office:value-type="string" office:string-value="Point(10,8762964171 -85,6014561653)" calcext:value-type="string">
            <text:p>Point(10,8762964171 -85,6014561653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74-Camino-a-playa-naranjo-y-cabecera-del-rio-calera-1988.jpg</text:p>
          </table:table-cell>
          <table:table-cell office:value-type="string" calcext:value-type="string">
            <text:p>Camino a playa Naranjo y cabecera del Río calera</text:p>
          </table:table-cell>
          <table:table-cell office:value-type="string" calcext:value-type="string">
            <text:p>Parque Nacional Santa Rosa</text:p>
          </table:table-cell>
          <table:table-cell office:value-type="float" office:value="10.8242856378" calcext:value-type="float">
            <text:p>10,824286</text:p>
          </table:table-cell>
          <table:table-cell office:value-type="float" office:value="-85.6398546696" calcext:value-type="float">
            <text:p>-85,63985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6];&quot; &quot;;[.F66];&quot;)&quot;)" office:value-type="string" office:string-value="Point(10,8242856378 -85,6398546696)" calcext:value-type="string">
            <text:p>Point(10,8242856378 -85,6398546696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75-Bosque-san-Emilio-.jpg</text:p>
          </table:table-cell>
          <table:table-cell office:value-type="string" calcext:value-type="string">
            <text:p>Bosque san Emilio</text:p>
          </table:table-cell>
          <table:table-cell office:value-type="string" calcext:value-type="string">
            <text:p>San Emilo hasta valle potrero grande</text:p>
          </table:table-cell>
          <table:table-cell office:value-type="float" office:value="10.8535375463" calcext:value-type="float">
            <text:p>10,853538</text:p>
          </table:table-cell>
          <table:table-cell office:value-type="float" office:value="-85.6456375122" calcext:value-type="float">
            <text:p>-85,64563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7];&quot; &quot;;[.F67];&quot;)&quot;)" office:value-type="string" office:string-value="Point(10,8535375463 -85,6456375122)" calcext:value-type="string">
            <text:p>Point(10,8535375463 -85,6456375122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76-Corral-de-piedra-hasta-Santa-Elena-1988.jpg</text:p>
          </table:table-cell>
          <table:table-cell office:value-type="string" calcext:value-type="string">
            <text:p>Corral de piedra hast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014134505" calcext:value-type="float">
            <text:p>10,901413</text:p>
          </table:table-cell>
          <table:table-cell office:value-type="float" office:value="-85.7266616821" calcext:value-type="float">
            <text:p>-85,72666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8];&quot; &quot;;[.F68];&quot;)&quot;)" office:value-type="string" office:string-value="Point(10,9014134505 -85,7266616821)" calcext:value-type="string">
            <text:p>Point(10,9014134505 -85,7266616821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77-Rondas-camino-a-playa-naranjo-y-a-la-laguna-1988.jpg</text:p>
          </table:table-cell>
          <table:table-cell office:value-type="string" calcext:value-type="string">
            <text:p>Rondas camino a playa Naranjo y a la laguna</text:p>
          </table:table-cell>
          <table:table-cell office:value-type="string" calcext:value-type="string">
            <text:p>Sector Santa Rosa</text:p>
          </table:table-cell>
          <table:table-cell office:value-type="float" office:value="10.8377528298" calcext:value-type="float">
            <text:p>10,837753</text:p>
          </table:table-cell>
          <table:table-cell office:value-type="float" office:value="-85.625885725" calcext:value-type="float">
            <text:p>-85,62588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69];&quot; &quot;;[.F69];&quot;)&quot;)" office:value-type="string" office:string-value="Point(10,8377528298 -85,625885725)" calcext:value-type="string">
            <text:p>Point(10,8377528298 -85,625885725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8-Quebrada-Costa-Rica-y-camino-a-playa-naranjo-1988.jpg</text:p>
          </table:table-cell>
          <table:table-cell office:value-type="string" calcext:value-type="string">
            <text:p>Quebrada Costa Rica y camino a playa Naranjo</text:p>
          </table:table-cell>
          <table:table-cell office:value-type="string" calcext:value-type="string">
            <text:p>Sector Santa Rosa</text:p>
          </table:table-cell>
          <table:table-cell office:value-type="float" office:value="10.8185344987" calcext:value-type="float">
            <text:p>10,818534</text:p>
          </table:table-cell>
          <table:table-cell office:value-type="float" office:value="-85.6287570298" calcext:value-type="float">
            <text:p>-85,62875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0];&quot; &quot;;[.F70];&quot;)&quot;)" office:value-type="string" office:string-value="Point(10,8185344987 -85,6287570298)" calcext:value-type="string">
            <text:p>Point(10,8185344987 -85,6287570298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79-Cabecera-rio-calera-y-rondas-por-los-perros-1988.jpg</text:p>
          </table:table-cell>
          <table:table-cell office:value-type="string" calcext:value-type="string">
            <text:p>Cabecera Río calera y rondas por los perros</text:p>
          </table:table-cell>
          <table:table-cell office:value-type="string" calcext:value-type="string">
            <text:p>Sector Santa Rosa</text:p>
          </table:table-cell>
          <table:table-cell office:value-type="float" office:value="10.842789699" calcext:value-type="float">
            <text:p>10,842790</text:p>
          </table:table-cell>
          <table:table-cell office:value-type="float" office:value="-85.6285732985" calcext:value-type="float">
            <text:p>-85,62857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1];&quot; &quot;;[.F71];&quot;)&quot;)" office:value-type="string" office:string-value="Point(10,842789699 -85,6285732985)" calcext:value-type="string">
            <text:p>Point(10,842789699 -85,6285732985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0-Laguna-escondida-1988.jpg</text:p>
          </table:table-cell>
          <table:table-cell office:value-type="string" calcext:value-type="string">
            <text:p>Laguna escondida</text:p>
          </table:table-cell>
          <table:table-cell office:value-type="string" calcext:value-type="string">
            <text:p>Cabecera Río calera y rondas los perros Sector Santa Rosa</text:p>
          </table:table-cell>
          <table:table-cell office:value-type="float" office:value="10.8387433505" calcext:value-type="float">
            <text:p>10,838743</text:p>
          </table:table-cell>
          <table:table-cell office:value-type="float" office:value="-85.6427514553" calcext:value-type="float">
            <text:p>-85,64275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2];&quot; &quot;;[.F72];&quot;)&quot;)" office:value-type="string" office:string-value="Point(10,8387433505 -85,6427514553)" calcext:value-type="string">
            <text:p>Point(10,8387433505 -85,6427514553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1-Quebrada-vaca-blanca-1988.jpg</text:p>
          </table:table-cell>
          <table:table-cell office:value-type="string" calcext:value-type="string">
            <text:p>Quebrada vac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8358876915" calcext:value-type="float">
            <text:p>10,835888</text:p>
          </table:table-cell>
          <table:table-cell office:value-type="float" office:value="-85.6428962946" calcext:value-type="float">
            <text:p>-85,64289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3];&quot; &quot;;[.F73];&quot;)&quot;)" office:value-type="string" office:string-value="Point(10,8358876915 -85,6428962946)" calcext:value-type="string">
            <text:p>Point(10,8358876915 -85,6428962946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2-Quebrada-vaca-blanca-1988.jpg</text:p>
          </table:table-cell>
          <table:table-cell office:value-type="string" calcext:value-type="string">
            <text:p>Quebrada vac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8357296284" calcext:value-type="float">
            <text:p>10,835730</text:p>
          </table:table-cell>
          <table:table-cell office:value-type="float" office:value="-85.6431537867" calcext:value-type="float">
            <text:p>-85,64315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4];&quot; &quot;;[.F74];&quot;)&quot;)" office:value-type="string" office:string-value="Point(10,8357296284 -85,6431537867)" calcext:value-type="string">
            <text:p>Point(10,8357296284 -85,6431537867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17816864" calcext:value-type="float">
            <text:p>10,941782</text:p>
          </table:table-cell>
          <table:table-cell office:value-type="float" office:value="-85.682040453" calcext:value-type="float">
            <text:p>-85,68204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5];&quot; &quot;;[.F75];&quot;)&quot;)" office:value-type="string" office:string-value="Point(10,9417816864 -85,682040453)" calcext:value-type="string">
            <text:p>Point(10,9417816864 -85,68204045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4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15710105" calcext:value-type="float">
            <text:p>10,941571</text:p>
          </table:table-cell>
          <table:table-cell office:value-type="float" office:value="-85.682233572" calcext:value-type="float">
            <text:p>-85,68223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6];&quot; &quot;;[.F76];&quot;)&quot;)" office:value-type="string" office:string-value="Point(10,9415710105 -85,682233572)" calcext:value-type="string">
            <text:p>Point(10,9415710105 -85,682233572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5-La-guitarra-y-volcan-orosi-1988.jpg</text:p>
          </table:table-cell>
          <table:table-cell office:value-type="string" calcext:value-type="string">
            <text:p>La guitarra y Volcán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08752886" calcext:value-type="float">
            <text:p>11,010875</text:p>
          </table:table-cell>
          <table:table-cell office:value-type="float" office:value="-85.4989957809" calcext:value-type="float">
            <text:p>-85,49899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7];&quot; &quot;;[.F77];&quot;)&quot;)" office:value-type="string" office:string-value="Point(11,0108752886 -85,4989957809)" calcext:value-type="string">
            <text:p>Point(11,0108752886 -85,4989957809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6-La-guitarra-y-volcan-orosi-a-la-derecha-1988.jpg</text:p>
          </table:table-cell>
          <table:table-cell office:value-type="string" calcext:value-type="string">
            <text:p>La guitarra y Volcán Orosí a la dere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85162616" calcext:value-type="float">
            <text:p>11,008516</text:p>
          </table:table-cell>
          <table:table-cell office:value-type="float" office:value="-85.5001974106" calcext:value-type="float">
            <text:p>-85,50019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8];&quot; &quot;;[.F78];&quot;)&quot;)" office:value-type="string" office:string-value="Point(11,0085162616 -85,5001974106)" calcext:value-type="string">
            <text:p>Point(11,0085162616 -85,500197410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7-Agua-buena-y-sitio-norte-cerro-el-hacha-1988.jpg</text:p>
          </table:table-cell>
          <table:table-cell office:value-type="string" calcext:value-type="string">
            <text:p>Agua buena y sitio norte 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385924392" calcext:value-type="float">
            <text:p>11,038592</text:p>
          </table:table-cell>
          <table:table-cell office:value-type="float" office:value="-85.6053829193" calcext:value-type="float">
            <text:p>-85,60538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79];&quot; &quot;;[.F79];&quot;)&quot;)" office:value-type="string" office:string-value="Point(11,0385924392 -85,6053829193)" calcext:value-type="string">
            <text:p>Point(11,0385924392 -85,6053829193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8-Agua-buena-1988.jpg</text:p>
          </table:table-cell>
          <table:table-cell office:value-type="string" calcext:value-type="string">
            <text:p>Agua buen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370760669" calcext:value-type="float">
            <text:p>11,037076</text:p>
          </table:table-cell>
          <table:table-cell office:value-type="float" office:value="-85.6022930145" calcext:value-type="float">
            <text:p>-85,60229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0];&quot; &quot;;[.F80];&quot;)&quot;)" office:value-type="string" office:string-value="Point(11,0370760669 -85,6022930145)" calcext:value-type="string">
            <text:p>Point(11,0370760669 -85,6022930145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9-Agua-buena-a-gallegos-1988.jpg</text:p>
          </table:table-cell>
          <table:table-cell office:value-type="string" calcext:value-type="string">
            <text:p>Agua buena a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44320886" calcext:value-type="float">
            <text:p>11,044321</text:p>
          </table:table-cell>
          <table:table-cell office:value-type="float" office:value="-85.5795478821" calcext:value-type="float">
            <text:p>-85,57954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1];&quot; &quot;;[.F81];&quot;)&quot;)" office:value-type="string" office:string-value="Point(11,044320886 -85,5795478821)" calcext:value-type="string">
            <text:p>Point(11,044320886 -85,5795478821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90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05122792" calcext:value-type="float">
            <text:p>11,000512</text:p>
          </table:table-cell>
          <table:table-cell office:value-type="float" office:value="-85.5900192261" calcext:value-type="float">
            <text:p>-85,59001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2];&quot; &quot;;[.F82];&quot;)&quot;)" office:value-type="string" office:string-value="Point(11,0005122792 -85,5900192261)" calcext:value-type="string">
            <text:p>Point(11,0005122792 -85,5900192261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91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62414677" calcext:value-type="float">
            <text:p>11,006241</text:p>
          </table:table-cell>
          <table:table-cell office:value-type="float" office:value="-85.5825948715" calcext:value-type="float">
            <text:p>-85,58259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3];&quot; &quot;;[.F83];&quot;)&quot;)" office:value-type="string" office:string-value="Point(11,0062414677 -85,5825948715)" calcext:value-type="string">
            <text:p>Point(11,0062414677 -85,5825948715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92-La-Guitarra-y-cerro-el-hacha-1988.jpg</text:p>
          </table:table-cell>
          <table:table-cell office:value-type="string" calcext:value-type="string">
            <text:p>La Guitarra y 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53989469" calcext:value-type="float">
            <text:p>11,005399</text:p>
          </table:table-cell>
          <table:table-cell office:value-type="float" office:value="-85.5126857758" calcext:value-type="float">
            <text:p>-85,51268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4];&quot; &quot;;[.F84];&quot;)&quot;)" office:value-type="string" office:string-value="Point(11,0053989469 -85,5126857758)" calcext:value-type="string">
            <text:p>Point(11,0053989469 -85,5126857758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93-La-Guitarra-y-pista-Gallegos-1988.jpg</text:p>
          </table:table-cell>
          <table:table-cell office:value-type="string" calcext:value-type="string">
            <text:p>La Guitarra y pista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25592452" calcext:value-type="float">
            <text:p>11,025592</text:p>
          </table:table-cell>
          <table:table-cell office:value-type="float" office:value="-85.6056752801" calcext:value-type="float">
            <text:p>-85,60567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5];&quot; &quot;;[.F85];&quot;)&quot;)" office:value-type="string" office:string-value="Point(11,025592452 -85,6056752801)" calcext:value-type="string">
            <text:p>Point(11,025592452 -85,6056752801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4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1802044" calcext:value-type="float">
            <text:p>11,011802</text:p>
          </table:table-cell>
          <table:table-cell office:value-type="float" office:value="-85.5224704742" calcext:value-type="float">
            <text:p>-85,52247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6];&quot; &quot;;[.F86];&quot;)&quot;)" office:value-type="string" office:string-value="Point(11,011802044 -85,5224704742)" calcext:value-type="string">
            <text:p>Point(11,011802044 -85,5224704742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95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63573362" calcext:value-type="float">
            <text:p>10,986357</text:p>
          </table:table-cell>
          <table:table-cell office:value-type="float" office:value="-85.5338859558" calcext:value-type="float">
            <text:p>-85,53388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7];&quot; &quot;;[.F87];&quot;)&quot;)" office:value-type="string" office:string-value="Point(10,9863573362 -85,5338859558)" calcext:value-type="string">
            <text:p>Point(10,9863573362 -85,5338859558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6-Rio-Tempisquito-a-llano-guacimal-1988.jpg</text:p>
          </table:table-cell>
          <table:table-cell office:value-type="string" calcext:value-type="string">
            <text:p>Río Tempisquito a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390805483" calcext:value-type="float">
            <text:p>10,839081</text:p>
          </table:table-cell>
          <table:table-cell office:value-type="float" office:value="-85.5545067787" calcext:value-type="float">
            <text:p>-85,55450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8];&quot; &quot;;[.F88];&quot;)&quot;)" office:value-type="string" office:string-value="Point(10,8390805483 -85,5545067787)" calcext:value-type="string">
            <text:p>Point(10,8390805483 -85,5545067787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97-Finca-Jenny-1988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340225415" calcext:value-type="float">
            <text:p>10,834023</text:p>
          </table:table-cell>
          <table:table-cell office:value-type="float" office:value="-85.5555796623" calcext:value-type="float">
            <text:p>-85,55558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89];&quot; &quot;;[.F89];&quot;)&quot;)" office:value-type="string" office:string-value="Point(10,8340225415 -85,5555796623)" calcext:value-type="string">
            <text:p>Point(10,8340225415 -85,5555796623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-Finca-Jenny-198-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85529405" calcext:value-type="float">
            <text:p>10,818553</text:p>
          </table:table-cell>
          <table:table-cell office:value-type="float" office:value="-85.5519747734" calcext:value-type="float">
            <text:p>-85,55197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0];&quot; &quot;;[.F90];&quot;)&quot;)" office:value-type="string" office:string-value="Point(10,8185529405 -85,5519747734)" calcext:value-type="string">
            <text:p>Point(10,8185529405 -85,5519747734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100-Finca-Jenny-inferior-1988.jpg</text:p>
          </table:table-cell>
          <table:table-cell office:value-type="string" calcext:value-type="string">
            <text:p>Finca Jenny inferior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72883602" calcext:value-type="float">
            <text:p>10,817288</text:p>
          </table:table-cell>
          <table:table-cell office:value-type="float" office:value="-85.5527901649" calcext:value-type="float">
            <text:p>-85,55279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1];&quot; &quot;;[.F91];&quot;)&quot;)" office:value-type="string" office:string-value="Point(10,8172883602 -85,5527901649)" calcext:value-type="string">
            <text:p>Point(10,8172883602 -85,5527901649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01-Entrada-finca-Jenny-1988.jpg</text:p>
          </table:table-cell>
          <table:table-cell office:value-type="string" calcext:value-type="string">
            <text:p>Entrada 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18935146" calcext:value-type="float">
            <text:p>10,821894</text:p>
          </table:table-cell>
          <table:table-cell office:value-type="float" office:value="-85.5476564169" calcext:value-type="float">
            <text:p>-85,54765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2];&quot; &quot;;[.F92];&quot;)&quot;)" office:value-type="string" office:string-value="Point(10,8218935146 -85,5476564169)" calcext:value-type="string">
            <text:p>Point(10,8218935146 -85,5476564169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102-Entrada-Centeno-hasta-pocosol-1988.jpg</text:p>
          </table:table-cell>
          <table:table-cell office:value-type="string" calcext:value-type="string">
            <text:p>Entrada Centeno hasta pocoso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7707480991" calcext:value-type="float">
            <text:p>10,770748</text:p>
          </table:table-cell>
          <table:table-cell office:value-type="float" office:value="-85.5985164642" calcext:value-type="float">
            <text:p>-85,59851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3];&quot; &quot;;[.F93];&quot;)&quot;)" office:value-type="string" office:string-value="Point(10,7707480991 -85,5985164642)" calcext:value-type="string">
            <text:p>Point(10,7707480991 -85,5985164642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103-Centeno-hasta-hacienda-Tempisquito-1988.jpg</text:p>
          </table:table-cell>
          <table:table-cell office:value-type="string" calcext:value-type="string">
            <text:p>Centeno hasta hacienda Tempisquit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7931760087" calcext:value-type="float">
            <text:p>10,793176</text:p>
          </table:table-cell>
          <table:table-cell office:value-type="float" office:value="-85.5723381042" calcext:value-type="float">
            <text:p>-85,57233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4];&quot; &quot;;[.F94];&quot;)&quot;)" office:value-type="string" office:string-value="Point(10,7931760087 -85,5723381042)" calcext:value-type="string">
            <text:p>Point(10,7931760087 -85,5723381042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104-Finca-Jenny-y-centeno-1988.jpg</text:p>
          </table:table-cell>
          <table:table-cell office:value-type="string" calcext:value-type="string">
            <text:p>Finca Jenny y cente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6276692" calcext:value-type="float">
            <text:p>10,816277</text:p>
          </table:table-cell>
          <table:table-cell office:value-type="float" office:value="-85.5700206757" calcext:value-type="float">
            <text:p>-85,57002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5];&quot; &quot;;[.F95];&quot;)&quot;)" office:value-type="string" office:string-value="Point(10,816276692 -85,5700206757)" calcext:value-type="string">
            <text:p>Point(10,816276692 -85,570020675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105-Hacienda-Tempisquito-1988.jpg</text:p>
          </table:table-cell>
          <table:table-cell table:number-columns-repeated="2" office:value-type="string" calcext:value-type="string">
            <text:p>Hacienda Tempisquito</text:p>
          </table:table-cell>
          <table:table-cell office:value-type="float" office:value="10.8268147342" calcext:value-type="float">
            <text:p>10,826815</text:p>
          </table:table-cell>
          <table:table-cell office:value-type="float" office:value="-85.5538415909" calcext:value-type="float">
            <text:p>-85,55384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6];&quot; &quot;;[.F96];&quot;)&quot;)" office:value-type="string" office:string-value="Point(10,8268147342 -85,5538415909)" calcext:value-type="string">
            <text:p>Point(10,8268147342 -85,5538415909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108-Finca-Jenny-1988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4032727" calcext:value-type="float">
            <text:p>10,824033</text:p>
          </table:table-cell>
          <table:table-cell office:value-type="float" office:value="-85.5519533157" calcext:value-type="float">
            <text:p>-85,55195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7];&quot; &quot;;[.F97];&quot;)&quot;)" office:value-type="string" office:string-value="Point(10,824032727 -85,5519533157)" calcext:value-type="string">
            <text:p>Point(10,824032727 -85,5519533157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109-Las-mesas-de-Santa-Rosa-1988.jpg</text:p>
          </table:table-cell>
          <table:table-cell office:value-type="string" calcext:value-type="string">
            <text:p>Las mesas de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772235935" calcext:value-type="float">
            <text:p>10,877224</text:p>
          </table:table-cell>
          <table:table-cell office:value-type="float" office:value="-85.6142663956" calcext:value-type="float">
            <text:p>-85,61426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8];&quot; &quot;;[.F98];&quot;)&quot;)" office:value-type="string" office:string-value="Point(10,8772235935 -85,6142663956)" calcext:value-type="string">
            <text:p>Point(10,8772235935 -85,6142663956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110-Sitio-entre-el-cubano-y-la-interamericana-1988.jpg</text:p>
          </table:table-cell>
          <table:table-cell office:value-type="string" calcext:value-type="string">
            <text:p>Sitio entre el cubano y la interamerican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43699414" calcext:value-type="float">
            <text:p>10,824370</text:p>
          </table:table-cell>
          <table:table-cell office:value-type="float" office:value="-85.5609226227" calcext:value-type="float">
            <text:p>-85,56092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99];&quot; &quot;;[.F99];&quot;)&quot;)" office:value-type="string" office:string-value="Point(10,8243699414 -85,5609226227)" calcext:value-type="string">
            <text:p>Point(10,8243699414 -85,5609226227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111-Tempisquito-a-centeno-1988.jpg</text:p>
          </table:table-cell>
          <table:table-cell office:value-type="string" calcext:value-type="string">
            <text:p>Tempisquito a cente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8136134" calcext:value-type="float">
            <text:p>10,877814</text:p>
          </table:table-cell>
          <table:table-cell office:value-type="float" office:value="-85.5728209019" calcext:value-type="float">
            <text:p>-85,57282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0];&quot; &quot;;[.F100];&quot;)&quot;)" office:value-type="string" office:string-value="Point(10,8778136134 -85,5728209019)" calcext:value-type="string">
            <text:p>Point(10,8778136134 -85,5728209019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112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4975315" calcext:value-type="float">
            <text:p>10,877498</text:p>
          </table:table-cell>
          <table:table-cell office:value-type="float" office:value="-85.5905234814" calcext:value-type="float">
            <text:p>-85,59052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1];&quot; &quot;;[.F101];&quot;)&quot;)" office:value-type="string" office:string-value="Point(10,8774975315 -85,5905234814)" calcext:value-type="string">
            <text:p>Point(10,8774975315 -85,5905234814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113-Cuadro-regeneración-llano-guacimal-1988.jpg</text:p>
          </table:table-cell>
          <table:table-cell office:value-type="string" calcext:value-type="string">
            <text:p>Cuadro regeneración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2198564" calcext:value-type="float">
            <text:p>10,873220</text:p>
          </table:table-cell>
          <table:table-cell office:value-type="float" office:value="-85.5918109417" calcext:value-type="float">
            <text:p>-85,59181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2];&quot; &quot;;[.F102];&quot;)&quot;)" office:value-type="string" office:string-value="Point(10,8732198564 -85,5918109417)" calcext:value-type="string">
            <text:p>Point(10,8732198564 -85,5918109417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114-Cuadro-regeneración-llano-guacimal-1988.jpg</text:p>
          </table:table-cell>
          <table:table-cell office:value-type="string" calcext:value-type="string">
            <text:p>Cuadro regeneración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7466669" calcext:value-type="float">
            <text:p>10,873747</text:p>
          </table:table-cell>
          <table:table-cell office:value-type="float" office:value="-85.5937421322" calcext:value-type="float">
            <text:p>-85,59374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3];&quot; &quot;;[.F103];&quot;)&quot;)" office:value-type="string" office:string-value="Point(10,8737466669 -85,5937421322)" calcext:value-type="string">
            <text:p>Point(10,8737466669 -85,5937421322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115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493798" calcext:value-type="float">
            <text:p>10,873494</text:p>
          </table:table-cell>
          <table:table-cell office:value-type="float" office:value="-85.5991494656" calcext:value-type="float">
            <text:p>-85,59914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4];&quot; &quot;;[.F104];&quot;)&quot;)" office:value-type="string" office:string-value="Point(10,873493798 -85,5991494656)" calcext:value-type="string">
            <text:p>Point(10,873493798 -85,5991494656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117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83310097" calcext:value-type="float">
            <text:p>10,868331</text:p>
          </table:table-cell>
          <table:table-cell office:value-type="float" office:value="-85.5929481983" calcext:value-type="float">
            <text:p>-85,59294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5];&quot; &quot;;[.F105];&quot;)&quot;)" office:value-type="string" office:string-value="Point(10,8683310097 -85,5929481983)" calcext:value-type="string">
            <text:p>Point(10,8683310097 -85,5929481983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18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81835001" calcext:value-type="float">
            <text:p>10,868184</text:p>
          </table:table-cell>
          <table:table-cell office:value-type="float" office:value="-85.5919396877" calcext:value-type="float">
            <text:p>-85,59194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6];&quot; &quot;;[.F106];&quot;)&quot;)" office:value-type="string" office:string-value="Point(10,8681835001 -85,5919396877)" calcext:value-type="string">
            <text:p>Point(10,8681835001 -85,5919396877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119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7024494" calcext:value-type="float">
            <text:p>10,867024</text:p>
          </table:table-cell>
          <table:table-cell office:value-type="float" office:value="-85.5924975872" calcext:value-type="float">
            <text:p>-85,59249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7];&quot; &quot;;[.F107];&quot;)&quot;)" office:value-type="string" office:string-value="Point(10,867024494 -85,5924975872)" calcext:value-type="string">
            <text:p>Point(10,867024494 -85,5924975872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120-Llano-Pitaya-1988.jpg</text:p>
          </table:table-cell>
          <table:table-cell office:value-type="string" calcext:value-type="string">
            <text:p>Llano Pitay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0760884" calcext:value-type="float">
            <text:p>10,877076</text:p>
          </table:table-cell>
          <table:table-cell office:value-type="float" office:value="-85.5853736401" calcext:value-type="float">
            <text:p>-85,58537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8];&quot; &quot;;[.F108];&quot;)&quot;)" office:value-type="string" office:string-value="Point(10,8770760884 -85,5853736401)" calcext:value-type="string">
            <text:p>Point(10,8770760884 -85,5853736401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123-Entrada-linea-electrica-a-Santa-Rosa-1988.jpg</text:p>
          </table:table-cell>
          <table:table-cell office:value-type="string" calcext:value-type="string">
            <text:p>Entrada linea eléctrica a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819121121" calcext:value-type="float">
            <text:p>10,881912</text:p>
          </table:table-cell>
          <table:table-cell office:value-type="float" office:value="-85.5990260839" calcext:value-type="float">
            <text:p>-85,59902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09];&quot; &quot;;[.F109];&quot;)&quot;)" office:value-type="string" office:string-value="Point(10,8819121121 -85,5990260839)" calcext:value-type="string">
            <text:p>Point(10,8819121121 -85,5990260839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125-Cuajiniquil-1988.jpg</text:p>
          </table:table-cell>
          <table:table-cell office:value-type="string" calcext:value-type="string">
            <text:p>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38463024" calcext:value-type="float">
            <text:p>10,943846</text:p>
          </table:table-cell>
          <table:table-cell office:value-type="float" office:value="-85.6870293617" calcext:value-type="float">
            <text:p>-85,68702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0];&quot; &quot;;[.F110];&quot;)&quot;)" office:value-type="string" office:string-value="Point(10,9438463024 -85,6870293617)" calcext:value-type="string">
            <text:p>Point(10,9438463024 -85,6870293617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126-Bahía-Cuajiniquil-1988.jpg</text:p>
          </table:table-cell>
          <table:table-cell office:value-type="string" calcext:value-type="string">
            <text:p>Bahía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569767" calcext:value-type="float">
            <text:p>10,944057</text:p>
          </table:table-cell>
          <table:table-cell office:value-type="float" office:value="-85.7125210762" calcext:value-type="float">
            <text:p>-85,71252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1];&quot; &quot;;[.F111];&quot;)&quot;)" office:value-type="string" office:string-value="Point(10,9440569767 -85,7125210762)" calcext:value-type="string">
            <text:p>Point(10,9440569767 -85,7125210762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127-Mangle-Cuajiniquil-1988.jpg</text:p>
          </table:table-cell>
          <table:table-cell office:value-type="string" calcext:value-type="string">
            <text:p>Mangle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58266348" calcext:value-type="float">
            <text:p>10,945827</text:p>
          </table:table-cell>
          <table:table-cell office:value-type="float" office:value="-85.7004189491" calcext:value-type="float">
            <text:p>-85,70041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2];&quot; &quot;;[.F112];&quot;)&quot;)" office:value-type="string" office:string-value="Point(10,9458266348 -85,7004189491)" calcext:value-type="string">
            <text:p>Point(10,9458266348 -85,7004189491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128-Mangle-Cuajiniquil-1988.jpg</text:p>
          </table:table-cell>
          <table:table-cell office:value-type="string" calcext:value-type="string">
            <text:p>Mangle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69221322" calcext:value-type="float">
            <text:p>10,946922</text:p>
          </table:table-cell>
          <table:table-cell office:value-type="float" office:value="-85.6989598274" calcext:value-type="float">
            <text:p>-85,69896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3];&quot; &quot;;[.F113];&quot;)&quot;)" office:value-type="string" office:string-value="Point(10,9469221322 -85,6989598274)" calcext:value-type="string">
            <text:p>Point(10,9469221322 -85,6989598274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129-Centro-Cuajiniquil-1988.jpg</text:p>
          </table:table-cell>
          <table:table-cell office:value-type="string" calcext:value-type="string">
            <text:p>Centr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569767" calcext:value-type="float">
            <text:p>10,944057</text:p>
          </table:table-cell>
          <table:table-cell office:value-type="float" office:value="-85.6859135628" calcext:value-type="float">
            <text:p>-85,68591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4];&quot; &quot;;[.F114];&quot;)&quot;)" office:value-type="string" office:string-value="Point(10,9440569767 -85,6859135628)" calcext:value-type="string">
            <text:p>Point(10,9440569767 -85,6859135628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130-Centro-Cuajiniquil-1988.jpg</text:p>
          </table:table-cell>
          <table:table-cell office:value-type="string" calcext:value-type="string">
            <text:p>Centr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991115" calcext:value-type="float">
            <text:p>10,944099</text:p>
          </table:table-cell>
          <table:table-cell office:value-type="float" office:value="-85.6843686104" calcext:value-type="float">
            <text:p>-85,68436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5];&quot; &quot;;[.F115];&quot;)&quot;)" office:value-type="string" office:string-value="Point(10,9440991115 -85,6843686104)" calcext:value-type="string">
            <text:p>Point(10,9440991115 -85,6843686104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131-Cuajiniquil-al-interior-1988.jpg</text:p>
          </table:table-cell>
          <table:table-cell office:value-type="string" calcext:value-type="string">
            <text:p>Cuajiniquíl al inteRíor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396327851" calcext:value-type="float">
            <text:p>10,939633</text:p>
          </table:table-cell>
          <table:table-cell office:value-type="float" office:value="-85.6908917427" calcext:value-type="float">
            <text:p>-85,69089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6];&quot; &quot;;[.F116];&quot;)&quot;)" office:value-type="string" office:string-value="Point(10,9396327851 -85,6908917427)" calcext:value-type="string">
            <text:p>Point(10,9396327851 -85,6908917427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132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21819702" calcext:value-type="float">
            <text:p>10,942182</text:p>
          </table:table-cell>
          <table:table-cell office:value-type="float" office:value="-85.6842720509" calcext:value-type="float">
            <text:p>-85,68427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7];&quot; &quot;;[.F117];&quot;)&quot;)" office:value-type="string" office:string-value="Point(10,9421819702 -85,6842720509)" calcext:value-type="string">
            <text:p>Point(10,9421819702 -85,6842720509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134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21187675" calcext:value-type="float">
            <text:p>10,942119</text:p>
          </table:table-cell>
          <table:table-cell office:value-type="float" office:value="-85.6830060482" calcext:value-type="float">
            <text:p>-85,68300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8];&quot; &quot;;[.F118];&quot;)&quot;)" office:value-type="string" office:string-value="Point(10,9421187675 -85,6830060482)" calcext:value-type="string">
            <text:p>Point(10,9421187675 -85,6830060482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135-Casona-Santa-Elena-1988.jpg</text:p>
          </table:table-cell>
          <table:table-cell office:value-type="string" calcext:value-type="string">
            <text:p>Cason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212716845" calcext:value-type="float">
            <text:p>10,921272</text:p>
          </table:table-cell>
          <table:table-cell office:value-type="float" office:value="-85.6103342772" calcext:value-type="float">
            <text:p>-85,61033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19];&quot; &quot;;[.F119];&quot;)&quot;)" office:value-type="string" office:string-value="Point(10,9212716845 -85,6103342772)" calcext:value-type="string">
            <text:p>Point(10,9212716845 -85,6103342772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136-Rabo-de-mico-1988.jpg</text:p>
          </table:table-cell>
          <table:table-cell office:value-type="string" calcext:value-type="string">
            <text:p>Rabo de mic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205448017" calcext:value-type="float">
            <text:p>10,920545</text:p>
          </table:table-cell>
          <table:table-cell office:value-type="float" office:value="-85.6178927422" calcext:value-type="float">
            <text:p>-85,61789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0];&quot; &quot;;[.F120];&quot;)&quot;)" office:value-type="string" office:string-value="Point(10,9205448017 -85,6178927422)" calcext:value-type="string">
            <text:p>Point(10,9205448017 -85,6178927422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137-Rabo-de-mico-1988.jpg</text:p>
          </table:table-cell>
          <table:table-cell office:value-type="string" calcext:value-type="string">
            <text:p>Rabo de mic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238315619" calcext:value-type="float">
            <text:p>10,923832</text:p>
          </table:table-cell>
          <table:table-cell office:value-type="float" office:value="-85.6158328056" calcext:value-type="float">
            <text:p>-85,61583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1];&quot; &quot;;[.F121];&quot;)&quot;)" office:value-type="string" office:string-value="Point(10,9238315619 -85,6158328056)" calcext:value-type="string">
            <text:p>Point(10,9238315619 -85,6158328056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138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70735253" calcext:value-type="float">
            <text:p>10,987074</text:p>
          </table:table-cell>
          <table:table-cell office:value-type="float" office:value="-85.5429196358" calcext:value-type="float">
            <text:p>-85,54292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2];&quot; &quot;;[.F122];&quot;)&quot;)" office:value-type="string" office:string-value="Point(10,9870735253 -85,5429196358)" calcext:value-type="string">
            <text:p>Point(10,9870735253 -85,5429196358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139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39981131" calcext:value-type="float">
            <text:p>10,983998</text:p>
          </table:table-cell>
          <table:table-cell office:value-type="float" office:value="-85.5388855934" calcext:value-type="float">
            <text:p>-85,53888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3];&quot; &quot;;[.F123];&quot;)&quot;)" office:value-type="string" office:string-value="Point(10,9839981131 -85,5388855934)" calcext:value-type="string">
            <text:p>Point(10,9839981131 -85,5388855934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140-Volcán-Orosí-1988.jpg</text:p>
          </table:table-cell>
          <table:table-cell office:value-type="string" calcext:value-type="string">
            <text:p>Volcán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98694271" calcext:value-type="float">
            <text:p>10,979869</text:p>
          </table:table-cell>
          <table:table-cell office:value-type="float" office:value="-85.4811429977" calcext:value-type="float">
            <text:p>-85,48114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4];&quot; &quot;;[.F124];&quot;)&quot;)" office:value-type="string" office:string-value="Point(10,9798694271 -85,4811429977)" calcext:value-type="string">
            <text:p>Point(10,9798694271 -85,4811429977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141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62995696" calcext:value-type="float">
            <text:p>10,996300</text:p>
          </table:table-cell>
          <table:table-cell office:value-type="float" office:value="-85.4994249344" calcext:value-type="float">
            <text:p>-85,49942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5];&quot; &quot;;[.F125];&quot;)&quot;)" office:value-type="string" office:string-value="Point(10,9962995696 -85,4994249344)" calcext:value-type="string">
            <text:p>Point(10,9962995696 -85,4994249344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142-El-hacha-de-gallegos-1988.jpg</text:p>
          </table:table-cell>
          <table:table-cell office:value-type="string" calcext:value-type="string">
            <text:p>El hacha de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00646489" calcext:value-type="float">
            <text:p>10,990065</text:p>
          </table:table-cell>
          <table:table-cell office:value-type="float" office:value="-85.541009903" calcext:value-type="float">
            <text:p>-85,54101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6];&quot; &quot;;[.F126];&quot;)&quot;)" office:value-type="string" office:string-value="Point(10,9900646489 -85,541009903)" calcext:value-type="string">
            <text:p>Point(10,9900646489 -85,541009903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143-El-hacha-de-gallegos-1988.jpg</text:p>
          </table:table-cell>
          <table:table-cell office:value-type="string" calcext:value-type="string">
            <text:p>El hacha de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63573362" calcext:value-type="float">
            <text:p>10,986357</text:p>
          </table:table-cell>
          <table:table-cell office:value-type="float" office:value="-85.5418682098" calcext:value-type="float">
            <text:p>-85,54186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7];&quot; &quot;;[.F127];&quot;)&quot;)" office:value-type="string" office:string-value="Point(10,9863573362 -85,5418682098)" calcext:value-type="string">
            <text:p>Point(10,9863573362 -85,5418682098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144-Corrales-de-el-hacha-1988.jpg</text:p>
          </table:table-cell>
          <table:table-cell office:value-type="string" calcext:value-type="string">
            <text:p>Corrales de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97539959" calcext:value-type="float">
            <text:p>10,999754</text:p>
          </table:table-cell>
          <table:table-cell office:value-type="float" office:value="-85.5063772202" calcext:value-type="float">
            <text:p>-85,50637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8];&quot; &quot;;[.F128];&quot;)&quot;)" office:value-type="string" office:string-value="Point(10,9997539959 -85,5063772202)" calcext:value-type="string">
            <text:p>Point(10,9997539959 -85,5063772202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145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94169805" calcext:value-type="float">
            <text:p>10,999417</text:p>
          </table:table-cell>
          <table:table-cell office:value-type="float" office:value="-85.5098104477" calcext:value-type="float">
            <text:p>-85,50981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29];&quot; &quot;;[.F129];&quot;)&quot;)" office:value-type="string" office:string-value="Point(10,9994169805 -85,5098104477)" calcext:value-type="string">
            <text:p>Point(10,9994169805 -85,5098104477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146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35191482" calcext:value-type="float">
            <text:p>10,993519</text:p>
          </table:table-cell>
          <table:table-cell office:value-type="float" office:value="-85.5269765854" calcext:value-type="float">
            <text:p>-85,52697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0];&quot; &quot;;[.F130];&quot;)&quot;)" office:value-type="string" office:string-value="Point(10,9935191482 -85,5269765854)" calcext:value-type="string">
            <text:p>Point(10,9935191482 -85,5269765854)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147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91378251" calcext:value-type="float">
            <text:p>10,989138</text:p>
          </table:table-cell>
          <table:table-cell office:value-type="float" office:value="-85.5365896225" calcext:value-type="float">
            <text:p>-85,53659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1];&quot; &quot;;[.F131];&quot;)&quot;)" office:value-type="string" office:string-value="Point(10,9891378251 -85,5365896225)" calcext:value-type="string">
            <text:p>Point(10,9891378251 -85,5365896225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148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42508879" calcext:value-type="float">
            <text:p>10,984251</text:p>
          </table:table-cell>
          <table:table-cell office:value-type="float" office:value="-85.5305814743" calcext:value-type="float">
            <text:p>-85,53058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2];&quot; &quot;;[.F132];&quot;)&quot;)" office:value-type="string" office:string-value="Point(10,9842508879 -85,5305814743)" calcext:value-type="string">
            <text:p>Point(10,9842508879 -85,5305814743)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149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40823714" calcext:value-type="float">
            <text:p>10,984082</text:p>
          </table:table-cell>
          <table:table-cell office:value-type="float" office:value="-85.5210542679" calcext:value-type="float">
            <text:p>-85,52105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3];&quot; &quot;;[.F133];&quot;)&quot;)" office:value-type="string" office:string-value="Point(10,9840823714 -85,5210542679)" calcext:value-type="string">
            <text:p>Point(10,9840823714 -85,5210542679)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150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08805392" calcext:value-type="float">
            <text:p>10,980881</text:p>
          </table:table-cell>
          <table:table-cell office:value-type="float" office:value="-85.5114412308" calcext:value-type="float">
            <text:p>-85,51144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4];&quot; &quot;;[.F134];&quot;)&quot;)" office:value-type="string" office:string-value="Point(10,9808805392 -85,5114412308)" calcext:value-type="string">
            <text:p>Point(10,9808805392 -85,5114412308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151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26499771" calcext:value-type="float">
            <text:p>10,982650</text:p>
          </table:table-cell>
          <table:table-cell office:value-type="float" office:value="-85.5068063736" calcext:value-type="float">
            <text:p>-85,50680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5];&quot; &quot;;[.F135];&quot;)&quot;)" office:value-type="string" office:string-value="Point(10,9826499771 -85,5068063736)" calcext:value-type="string">
            <text:p>Point(10,9826499771 -85,5068063736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152-Casa-Caferino-1988.jpg</text:p>
          </table:table-cell>
          <table:table-cell office:value-type="string" calcext:value-type="string">
            <text:p>Casa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78785387" calcext:value-type="float">
            <text:p>11,017879</text:p>
          </table:table-cell>
          <table:table-cell office:value-type="float" office:value="-85.597910285" calcext:value-type="float">
            <text:p>-85,59791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6];&quot; &quot;;[.F136];&quot;)&quot;)" office:value-type="string" office:string-value="Point(11,0178785387 -85,597910285)" calcext:value-type="string">
            <text:p>Point(11,0178785387 -85,597910285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153-Casa-Gallegos-y-Caferino-1988.jpg</text:p>
          </table:table-cell>
          <table:table-cell office:value-type="string" calcext:value-type="string">
            <text:p>Casa Gallegos y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88368652" calcext:value-type="float">
            <text:p>11,018837</text:p>
          </table:table-cell>
          <table:table-cell office:value-type="float" office:value="-85.5968695879" calcext:value-type="float">
            <text:p>-85,59687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7];&quot; &quot;;[.F137];&quot;)&quot;)" office:value-type="string" office:string-value="Point(11,0188368652 -85,5968695879)" calcext:value-type="string">
            <text:p>Point(11,0188368652 -85,5968695879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154-Casa-Gallegos-y-Caferino-1988.jpg</text:p>
          </table:table-cell>
          <table:table-cell office:value-type="string" calcext:value-type="string">
            <text:p>Casa Gallegos y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74362331" calcext:value-type="float">
            <text:p>11,017436</text:p>
          </table:table-cell>
          <table:table-cell office:value-type="float" office:value="-85.5969876051" calcext:value-type="float">
            <text:p>-85,59698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8];&quot; &quot;;[.F138];&quot;)&quot;)" office:value-type="string" office:string-value="Point(11,0174362331 -85,5969876051)" calcext:value-type="string">
            <text:p>Point(11,0174362331 -85,5969876051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155-Pista-Murciélago-1988.jpg</text:p>
          </table:table-cell>
          <table:table-cell office:value-type="string" calcext:value-type="string">
            <text:p>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115270936" calcext:value-type="float">
            <text:p>10,911527</text:p>
          </table:table-cell>
          <table:table-cell office:value-type="float" office:value="-85.7187438011" calcext:value-type="float">
            <text:p>-85,71874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39];&quot; &quot;;[.F139];&quot;)&quot;)" office:value-type="string" office:string-value="Point(10,9115270936 -85,7187438011)" calcext:value-type="string">
            <text:p>Point(10,9115270936 -85,7187438011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156-Salinera-y-pista-Murciélago-1988.jpg</text:p>
          </table:table-cell>
          <table:table-cell office:value-type="string" calcext:value-type="string">
            <text:p>Salinera y 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058066065" calcext:value-type="float">
            <text:p>10,905807</text:p>
          </table:table-cell>
          <table:table-cell office:value-type="float" office:value="-85.7197898626" calcext:value-type="float">
            <text:p>-85,71979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0];&quot; &quot;;[.F140];&quot;)&quot;)" office:value-type="string" office:string-value="Point(10,9058066065 -85,7197898626)" calcext:value-type="string">
            <text:p>Point(10,9058066065 -85,7197898626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157-Pista-Murciélago-1988.jpg</text:p>
          </table:table-cell>
          <table:table-cell office:value-type="string" calcext:value-type="string">
            <text:p>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146875365" calcext:value-type="float">
            <text:p>10,914688</text:p>
          </table:table-cell>
          <table:table-cell office:value-type="float" office:value="-85.7172417641" calcext:value-type="float">
            <text:p>-85,71724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1];&quot; &quot;;[.F141];&quot;)&quot;)" office:value-type="string" office:string-value="Point(10,9146875365 -85,7172417641)" calcext:value-type="string">
            <text:p>Point(10,9146875365 -85,7172417641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158-Bahía-Santa-Elena-1988.jpg</text:p>
          </table:table-cell>
          <table:table-cell office:value-type="string" calcext:value-type="string">
            <text:p>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238315619" calcext:value-type="float">
            <text:p>10,923832</text:p>
          </table:table-cell>
          <table:table-cell office:value-type="float" office:value="-85.8007764816" calcext:value-type="float">
            <text:p>-85,80077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2];&quot; &quot;;[.F142];&quot;)&quot;)" office:value-type="string" office:string-value="Point(10,9238315619 -85,8007764816)" calcext:value-type="string">
            <text:p>Point(10,9238315619 -85,800776481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159-Bahía-Santa-Elena-1988.jpg</text:p>
          </table:table-cell>
          <table:table-cell office:value-type="string" calcext:value-type="string">
            <text:p>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123698816" calcext:value-type="float">
            <text:p>10,912370</text:p>
          </table:table-cell>
          <table:table-cell office:value-type="float" office:value="-85.7950258255" calcext:value-type="float">
            <text:p>-85,79502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3];&quot; &quot;;[.F143];&quot;)&quot;)" office:value-type="string" office:string-value="Point(10,9123698816 -85,7950258255)" calcext:value-type="string">
            <text:p>Point(10,9123698816 -85,7950258255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160-Playa-Blanca-a-Bahía-Santa-Elena-1988.jpg</text:p>
          </table:table-cell>
          <table:table-cell office:value-type="string" calcext:value-type="string">
            <text:p>Playa Blanca a 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47427745" calcext:value-type="float">
            <text:p>10,947428</text:p>
          </table:table-cell>
          <table:table-cell office:value-type="float" office:value="-85.8433055878" calcext:value-type="float">
            <text:p>-85,843306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4];&quot; &quot;;[.F144];&quot;)&quot;)" office:value-type="string" office:string-value="Point(10,947427745 -85,8433055878)" calcext:value-type="string">
            <text:p>Point(10,947427745 -85,8433055878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161-Playa-Blanca-a-Bahía-Santa-Elena-1988.jpg</text:p>
          </table:table-cell>
          <table:table-cell office:value-type="string" calcext:value-type="string">
            <text:p>Playa Blanca a 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513040812" calcext:value-type="float">
            <text:p>10,951304</text:p>
          </table:table-cell>
          <table:table-cell office:value-type="float" office:value="-85.8669948578" calcext:value-type="float">
            <text:p>-85,86699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5];&quot; &quot;;[.F145];&quot;)&quot;)" office:value-type="string" office:string-value="Point(10,9513040812 -85,8669948578)" calcext:value-type="string">
            <text:p>Point(10,9513040812 -85,8669948578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162-Playa-Blanca-hasta-Murciélago-1988.jpg</text:p>
          </table:table-cell>
          <table:table-cell office:value-type="string" calcext:value-type="string">
            <text:p>Playa Blanca ha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472592075" calcext:value-type="float">
            <text:p>10,947259</text:p>
          </table:table-cell>
          <table:table-cell office:value-type="float" office:value="-85.8240795135" calcext:value-type="float">
            <text:p>-85,82408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6];&quot; &quot;;[.F146];&quot;)&quot;)" office:value-type="string" office:string-value="Point(10,9472592075 -85,8240795135)" calcext:value-type="string">
            <text:p>Point(10,9472592075 -85,8240795135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163-Playa-Blanca-1988.jpg</text:p>
          </table:table-cell>
          <table:table-cell office:value-type="string" calcext:value-type="string">
            <text:p>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390007523" calcext:value-type="float">
            <text:p>10,939001</text:p>
          </table:table-cell>
          <table:table-cell office:value-type="float" office:value="-85.8596134186" calcext:value-type="float">
            <text:p>-85,85961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7];&quot; &quot;;[.F147];&quot;)&quot;)" office:value-type="string" office:string-value="Point(10,9390007523 -85,8596134186)" calcext:value-type="string">
            <text:p>Point(10,9390007523 -85,8596134186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164-Playa-Blanca-1988.jpg</text:p>
          </table:table-cell>
          <table:table-cell office:value-type="string" calcext:value-type="string">
            <text:p>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310791607" calcext:value-type="float">
            <text:p>10,931079</text:p>
          </table:table-cell>
          <table:table-cell office:value-type="float" office:value="-85.8587551117" calcext:value-type="float">
            <text:p>-85,85875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8];&quot; &quot;;[.F148];&quot;)&quot;)" office:value-type="string" office:string-value="Point(10,9310791607 -85,8587551117)" calcext:value-type="string">
            <text:p>Point(10,9310791607 -85,8587551117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165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420344973" calcext:value-type="float">
            <text:p>10,942034</text:p>
          </table:table-cell>
          <table:table-cell office:value-type="float" office:value="-85.8645915985" calcext:value-type="float">
            <text:p>-85,86459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49];&quot; &quot;;[.F149];&quot;)&quot;)" office:value-type="string" office:string-value="Point(10,9420344973 -85,8645915985)" calcext:value-type="string">
            <text:p>Point(10,9420344973 -85,8645915985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166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506299394" calcext:value-type="float">
            <text:p>10,950630</text:p>
          </table:table-cell>
          <table:table-cell office:value-type="float" office:value="-85.8817577362" calcext:value-type="float">
            <text:p>-85,88175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0];&quot; &quot;;[.F150];&quot;)&quot;)" office:value-type="string" office:string-value="Point(10,9506299394 -85,8817577362)" calcext:value-type="string">
            <text:p>Point(10,9506299394 -85,8817577362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167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50124332" calcext:value-type="float">
            <text:p>10,950124</text:p>
          </table:table-cell>
          <table:table-cell office:value-type="float" office:value="-85.888967514" calcext:value-type="float">
            <text:p>-85,88896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1];&quot; &quot;;[.F151];&quot;)&quot;)" office:value-type="string" office:string-value="Point(10,950124332 -85,888967514)" calcext:value-type="string">
            <text:p>Point(10,950124332 -85,888967514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168-Punta-Respingue-1988.jpg</text:p>
          </table:table-cell>
          <table:table-cell office:value-type="string" calcext:value-type="string">
            <text:p>Punta Respingue</text:p>
          </table:table-cell>
          <table:table-cell office:value-type="string" calcext:value-type="string">
            <text:p>Sector Santa Rosa</text:p>
          </table:table-cell>
          <table:table-cell office:value-type="float" office:value="10.8565721626" calcext:value-type="float">
            <text:p>10,856572</text:p>
          </table:table-cell>
          <table:table-cell office:value-type="float" office:value="-85.853304863" calcext:value-type="float">
            <text:p>-85,85330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2];&quot; &quot;;[.F152];&quot;)&quot;)" office:value-type="string" office:string-value="Point(10,8565721626 -85,853304863)" calcext:value-type="string">
            <text:p>Point(10,8565721626 -85,853304863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169-Rio-Potrero-Grande-1988.jpg</text:p>
          </table:table-cell>
          <table:table-cell office:value-type="string" calcext:value-type="string">
            <text:p>Río Potrero Grande</text:p>
          </table:table-cell>
          <table:table-cell office:value-type="string" calcext:value-type="string">
            <text:p>Sector Santa Rosa</text:p>
          </table:table-cell>
          <table:table-cell office:value-type="float" office:value="10.8532846602" calcext:value-type="float">
            <text:p>10,853285</text:p>
          </table:table-cell>
          <table:table-cell office:value-type="float" office:value="-85.7874941826" calcext:value-type="float">
            <text:p>-85,78749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3];&quot; &quot;;[.F153];&quot;)&quot;)" office:value-type="string" office:string-value="Point(10,8532846602 -85,7874941826)" calcext:value-type="string">
            <text:p>Point(10,8532846602 -85,7874941826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170-Rio-Potrero-Grande-1988.jpg</text:p>
          </table:table-cell>
          <table:table-cell office:value-type="string" calcext:value-type="string">
            <text:p>Río Potrero Grande</text:p>
          </table:table-cell>
          <table:table-cell office:value-type="string" calcext:value-type="string">
            <text:p>Sector Santa Rosa</text:p>
          </table:table-cell>
          <table:table-cell office:value-type="float" office:value="10.8559610271" calcext:value-type="float">
            <text:p>10,855961</text:p>
          </table:table-cell>
          <table:table-cell office:value-type="float" office:value="-85.7927405834" calcext:value-type="float">
            <text:p>-85,79274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4];&quot; &quot;;[.F154];&quot;)&quot;)" office:value-type="string" office:string-value="Point(10,8559610271 -85,7927405834)" calcext:value-type="string">
            <text:p>Point(10,8559610271 -85,7927405834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171-Finca-Rosa-Maria-1988.jpg</text:p>
          </table:table-cell>
          <table:table-cell office:value-type="string" calcext:value-type="string">
            <text:p>Finc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25890238" calcext:value-type="float">
            <text:p>10,822589</text:p>
          </table:table-cell>
          <table:table-cell office:value-type="float" office:value="-85.6143441796" calcext:value-type="float">
            <text:p>-85,61434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5];&quot; &quot;;[.F155];&quot;)&quot;)" office:value-type="string" office:string-value="Point(10,8225890238 -85,6143441796)" calcext:value-type="string">
            <text:p>Point(10,8225890238 -85,6143441796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172-Rosa-Maria-y-rio-poza-salada-1988.jpg</text:p>
          </table:table-cell>
          <table:table-cell office:value-type="string" calcext:value-type="string">
            <text:p>Rosa María y Río poza salada</text:p>
          </table:table-cell>
          <table:table-cell office:value-type="string" calcext:value-type="string">
            <text:p>Sector Santa Rosa</text:p>
          </table:table-cell>
          <table:table-cell office:value-type="float" office:value="10.8198175155" calcext:value-type="float">
            <text:p>10,819818</text:p>
          </table:table-cell>
          <table:table-cell office:value-type="float" office:value="-85.6327199936" calcext:value-type="float">
            <text:p>-85,63272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6];&quot; &quot;;[.F156];&quot;)&quot;)" office:value-type="string" office:string-value="Point(10,8198175155 -85,6327199936)" calcext:value-type="string">
            <text:p>Point(10,8198175155 -85,6327199936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173-Pista-Rosa-Maria-1988.jpg</text:p>
          </table:table-cell>
          <table:table-cell office:value-type="string" calcext:value-type="string">
            <text:p>Pist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50022173" calcext:value-type="float">
            <text:p>10,825002</text:p>
          </table:table-cell>
          <table:table-cell office:value-type="float" office:value="-85.6145775318" calcext:value-type="float">
            <text:p>-85,614578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7];&quot; &quot;;[.F157];&quot;)&quot;)" office:value-type="string" office:string-value="Point(10,8250022173 -85,6145775318)" calcext:value-type="string">
            <text:p>Point(10,8250022173 -85,6145775318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174-Casona-Rosa-Maria-1988.jpg</text:p>
          </table:table-cell>
          <table:table-cell office:value-type="string" calcext:value-type="string">
            <text:p>Cason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28182253" calcext:value-type="float">
            <text:p>10,822818</text:p>
          </table:table-cell>
          <table:table-cell office:value-type="float" office:value="-85.614670068" calcext:value-type="float">
            <text:p>-85,61467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8];&quot; &quot;;[.F158];&quot;)&quot;)" office:value-type="string" office:string-value="Point(10,8228182253 -85,614670068)" calcext:value-type="string">
            <text:p>Point(10,8228182253 -85,614670068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175-Pista-Rosa-Maria-1988.jpg</text:p>
          </table:table-cell>
          <table:table-cell office:value-type="string" calcext:value-type="string">
            <text:p>Pist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53078168" calcext:value-type="float">
            <text:p>10,825308</text:p>
          </table:table-cell>
          <table:table-cell office:value-type="float" office:value="-85.6143146753" calcext:value-type="float">
            <text:p>-85,61431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59];&quot; &quot;;[.F159];&quot;)&quot;)" office:value-type="string" office:string-value="Point(10,8253078168 -85,6143146753)" calcext:value-type="string">
            <text:p>Point(10,8253078168 -85,6143146753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176-Rosa-Maria-hasta-playa-naranjo-1988.jpg</text:p>
          </table:table-cell>
          <table:table-cell office:value-type="string" calcext:value-type="string">
            <text:p>Rosa María hasta playa Naranjo</text:p>
          </table:table-cell>
          <table:table-cell office:value-type="string" calcext:value-type="string">
            <text:p>Sector Santa Rosa</text:p>
          </table:table-cell>
          <table:table-cell office:value-type="float" office:value="10.8054853532" calcext:value-type="float">
            <text:p>10,805485</text:p>
          </table:table-cell>
          <table:table-cell office:value-type="float" office:value="-85.6402301788" calcext:value-type="float">
            <text:p>-85,64023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0];&quot; &quot;;[.F160];&quot;)&quot;)" office:value-type="string" office:string-value="Point(10,8054853532 -85,6402301788)" calcext:value-type="string">
            <text:p>Point(10,8054853532 -85,6402301788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177-Límite-Rosa-Maria-con-Santa-Rosa-1988.jpg</text:p>
          </table:table-cell>
          <table:table-cell office:value-type="string" calcext:value-type="string">
            <text:p>Límite Rosa María con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7976445277" calcext:value-type="float">
            <text:p>10,797645</text:p>
          </table:table-cell>
          <table:table-cell office:value-type="float" office:value="-85.6389641762" calcext:value-type="float">
            <text:p>-85,63896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1];&quot; &quot;;[.F161];&quot;)&quot;)" office:value-type="string" office:string-value="Point(10,7976445277 -85,6389641762)" calcext:value-type="string">
            <text:p>Point(10,7976445277 -85,6389641762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178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04076487" calcext:value-type="float">
            <text:p>10,820408</text:p>
          </table:table-cell>
          <table:table-cell office:value-type="float" office:value="-85.6124532223" calcext:value-type="float">
            <text:p>-85,61245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2];&quot; &quot;;[.F162];&quot;)&quot;)" office:value-type="string" office:string-value="Point(10,8204076487 -85,6124532223)" calcext:value-type="string">
            <text:p>Point(10,8204076487 -85,6124532223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179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18408244" calcext:value-type="float">
            <text:p>10,821841</text:p>
          </table:table-cell>
          <table:table-cell office:value-type="float" office:value="-85.6091487408" calcext:value-type="float">
            <text:p>-85,60914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3];&quot; &quot;;[.F163];&quot;)&quot;)" office:value-type="string" office:string-value="Point(10,8218408244 -85,6091487408)" calcext:value-type="string">
            <text:p>Point(10,8218408244 -85,6091487408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180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192906099" calcext:value-type="float">
            <text:p>10,819291</text:p>
          </table:table-cell>
          <table:table-cell office:value-type="float" office:value="-85.608741045" calcext:value-type="float">
            <text:p>-85,60874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4];&quot; &quot;;[.F164];&quot;)&quot;)" office:value-type="string" office:string-value="Point(10,8192906099 -85,608741045)" calcext:value-type="string">
            <text:p>Point(10,8192906099 -85,608741045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181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39348185" calcext:value-type="float">
            <text:p>10,793935</text:p>
          </table:table-cell>
          <table:table-cell office:value-type="float" office:value="-85.5418467522" calcext:value-type="float">
            <text:p>-85,541847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5];&quot; &quot;;[.F165];&quot;)&quot;)" office:value-type="string" office:string-value="Point(10,7939348185 -85,5418467522)" calcext:value-type="string">
            <text:p>Point(10,7939348185 -85,5418467522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182-La-Esperanza-casa-conejo-1988.jpg</text:p>
          </table:table-cell>
          <table:table-cell office:value-type="string" calcext:value-type="string">
            <text:p>La Esperanza casa conejo</text:p>
          </table:table-cell>
          <table:table-cell office:value-type="string" calcext:value-type="string">
            <text:p>Sector Santa Rosa</text:p>
          </table:table-cell>
          <table:table-cell office:value-type="float" office:value="10.7905175245" calcext:value-type="float">
            <text:p>10,790518</text:p>
          </table:table-cell>
          <table:table-cell office:value-type="float" office:value="-85.5492053926" calcext:value-type="float">
            <text:p>-85,54920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6];&quot; &quot;;[.F166];&quot;)&quot;)" office:value-type="string" office:string-value="Point(10,7905175245 -85,5492053926)" calcext:value-type="string">
            <text:p>Point(10,7905175245 -85,5492053926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183-La-Esperanza-al-bejuco-1988.jpg</text:p>
          </table:table-cell>
          <table:table-cell office:value-type="string" calcext:value-type="string">
            <text:p>La Esperanza al bejuco</text:p>
          </table:table-cell>
          <table:table-cell office:value-type="string" calcext:value-type="string">
            <text:p>Sector Santa Rosa</text:p>
          </table:table-cell>
          <table:table-cell office:value-type="float" office:value="10.7929230716" calcext:value-type="float">
            <text:p>10,792923</text:p>
          </table:table-cell>
          <table:table-cell office:value-type="float" office:value="-85.5458700657" calcext:value-type="float">
            <text:p>-85,54587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7];&quot; &quot;;[.F167];&quot;)&quot;)" office:value-type="string" office:string-value="Point(10,7929230716 -85,5458700657)" calcext:value-type="string">
            <text:p>Point(10,7929230716 -85,5458700657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184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31760087" calcext:value-type="float">
            <text:p>10,793176</text:p>
          </table:table-cell>
          <table:table-cell office:value-type="float" office:value="-85.5387032032" calcext:value-type="float">
            <text:p>-85,538703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8];&quot; &quot;;[.F168];&quot;)&quot;)" office:value-type="string" office:string-value="Point(10,7931760087 -85,5387032032)" calcext:value-type="string">
            <text:p>Point(10,7931760087 -85,5387032032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185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22485719" calcext:value-type="float">
            <text:p>10,792249</text:p>
          </table:table-cell>
          <table:table-cell office:value-type="float" office:value="-85.539304018" calcext:value-type="float">
            <text:p>-85,539304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69];&quot; &quot;;[.F169];&quot;)&quot;)" office:value-type="string" office:string-value="Point(10,7922485719 -85,539304018)" calcext:value-type="string">
            <text:p>Point(10,7922485719 -85,539304018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186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11735847" calcext:value-type="float">
            <text:p>10,791174</text:p>
          </table:table-cell>
          <table:table-cell office:value-type="float" office:value="-85.5385315418" calcext:value-type="float">
            <text:p>-85,53853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0];&quot; &quot;;[.F170];&quot;)&quot;)" office:value-type="string" office:string-value="Point(10,7911735847 -85,5385315418)" calcext:value-type="string">
            <text:p>Point(10,7911735847 -85,5385315418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187-Rosa-Maria-con-bejuco-1988.jpg</text:p>
          </table:table-cell>
          <table:table-cell office:value-type="string" calcext:value-type="string">
            <text:p>Rosa María con bejuco</text:p>
          </table:table-cell>
          <table:table-cell office:value-type="string" calcext:value-type="string">
            <text:p>Sector Santa Rosa</text:p>
          </table:table-cell>
          <table:table-cell office:value-type="float" office:value="10.8146748772" calcext:value-type="float">
            <text:p>10,814675</text:p>
          </table:table-cell>
          <table:table-cell office:value-type="float" office:value="-85.6047391891" calcext:value-type="float">
            <text:p>-85,604739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1];&quot; &quot;;[.F171];&quot;)&quot;)" office:value-type="string" office:string-value="Point(10,8146748772 -85,6047391891)" calcext:value-type="string">
            <text:p>Point(10,8146748772 -85,6047391891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188-Camino-Quebrador-a-bejuco-1988.jpg</text:p>
          </table:table-cell>
          <table:table-cell office:value-type="string" calcext:value-type="string">
            <text:p>Camino Quebrador a bejuco</text:p>
          </table:table-cell>
          <table:table-cell office:value-type="string" calcext:value-type="string">
            <text:p>Sector Santa Rosa</text:p>
          </table:table-cell>
          <table:table-cell office:value-type="float" office:value="10.7947990162" calcext:value-type="float">
            <text:p>10,794799</text:p>
          </table:table-cell>
          <table:table-cell office:value-type="float" office:value="-85.5391323566" calcext:value-type="float">
            <text:p>-85,539132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2];&quot; &quot;;[.F172];&quot;)&quot;)" office:value-type="string" office:string-value="Point(10,7947990162 -85,5391323566)" calcext:value-type="string">
            <text:p>Point(10,7947990162 -85,5391323566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189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6893907795" calcext:value-type="float">
            <text:p>10,689391</text:p>
          </table:table-cell>
          <table:table-cell office:value-type="float" office:value="-85.5806314945" calcext:value-type="float">
            <text:p>-85,58063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3];&quot; &quot;;[.F173];&quot;)&quot;)" office:value-type="string" office:string-value="Point(10,6893907795 -85,5806314945)" calcext:value-type="string">
            <text:p>Point(10,6893907795 -85,580631494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190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6900022532" calcext:value-type="float">
            <text:p>10,690002</text:p>
          </table:table-cell>
          <table:table-cell office:value-type="float" office:value="-85.5778205395" calcext:value-type="float">
            <text:p>-85,577821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4];&quot; &quot;;[.F174];&quot;)&quot;)" office:value-type="string" office:string-value="Point(10,6900022532 -85,5778205395)" calcext:value-type="string">
            <text:p>Point(10,6900022532 -85,5778205395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191-Carbonal-sur-1988.jpg</text:p>
          </table:table-cell>
          <table:table-cell office:value-type="string" calcext:value-type="string">
            <text:p>Carbonal sur</text:p>
          </table:table-cell>
          <table:table-cell office:value-type="string" calcext:value-type="string">
            <text:p>Sector Santa Rosa</text:p>
          </table:table-cell>
          <table:table-cell office:value-type="float" office:value="10.7509325788" calcext:value-type="float">
            <text:p>10,750933</text:p>
          </table:table-cell>
          <table:table-cell office:value-type="float" office:value="-85.6597352028" calcext:value-type="float">
            <text:p>-85,659735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5];&quot; &quot;;[.F175];&quot;)&quot;)" office:value-type="string" office:string-value="Point(10,7509325788 -85,6597352028)" calcext:value-type="string">
            <text:p>Point(10,7509325788 -85,6597352028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192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7155987006" calcext:value-type="float">
            <text:p>10,715599</text:p>
          </table:table-cell>
          <table:table-cell office:value-type="float" office:value="-85.6344795227" calcext:value-type="float">
            <text:p>-85,634480</text:p>
          </table:table-cell>
          <table:table-cell office:value-type="float" office:value="1988" calcext:value-type="float">
            <text:p>1988</text:p>
          </table:table-cell>
          <table:table-cell table:formula="of:=CONCATENATE(&quot;Point(&quot;;[.E176];&quot; &quot;;[.F176];&quot;)&quot;)" office:value-type="string" office:string-value="Point(10,7155987006 -85,6344795227)" calcext:value-type="string">
            <text:p>Point(10,7155987006 -85,6344795227)</text:p>
          </table:table-cell>
        </table:table-row>
        <table:table-row table:style-name="ro1" table:number-rows-repeated="104839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document-statistic meta:table-count="1" meta:cell-count="1408" meta:object-count="0"/>
  </office:meta>
</office:document-meta>
</file>